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bf7b1" officeooo:paragraph-rsid="001bf7b1"/>
    </style:style>
    <style:style style:name="P2" style:family="paragraph" style:parent-style-name="Standard">
      <style:text-properties officeooo:rsid="001e64f5" officeooo:paragraph-rsid="001e64f5"/>
    </style:style>
    <style:style style:name="P3" style:family="paragraph" style:parent-style-name="Standard">
      <style:text-properties officeooo:rsid="001ec64b" officeooo:paragraph-rsid="001ec64b"/>
    </style:style>
    <style:style style:name="P4" style:family="paragraph" style:parent-style-name="Standard">
      <style:text-properties officeooo:rsid="001f82f3" officeooo:paragraph-rsid="001f82f3"/>
    </style:style>
    <style:style style:name="P5" style:family="paragraph" style:parent-style-name="Standard">
      <style:text-properties officeooo:rsid="001fdb8f" officeooo:paragraph-rsid="001fdb8f"/>
    </style:style>
    <style:style style:name="P6" style:family="paragraph" style:parent-style-name="Standard">
      <style:text-properties officeooo:rsid="00209e66" officeooo:paragraph-rsid="00209e66"/>
    </style:style>
    <style:style style:name="P7" style:family="paragraph" style:parent-style-name="Standard">
      <style:text-properties officeooo:rsid="0020b462" officeooo:paragraph-rsid="0020b462"/>
    </style:style>
    <style:style style:name="P8" style:family="paragraph" style:parent-style-name="Standard">
      <style:text-properties officeooo:rsid="00221864" officeooo:paragraph-rsid="00221864"/>
    </style:style>
    <style:style style:name="P9" style:family="paragraph" style:parent-style-name="Standard">
      <style:text-properties officeooo:rsid="0022969d" officeooo:paragraph-rsid="0022969d"/>
    </style:style>
    <style:style style:name="P10" style:family="paragraph" style:parent-style-name="Standard">
      <style:text-properties officeooo:rsid="00239239" officeooo:paragraph-rsid="00239239"/>
    </style:style>
    <style:style style:name="P11" style:family="paragraph" style:parent-style-name="Standard">
      <style:text-properties officeooo:rsid="00256f4c" officeooo:paragraph-rsid="00256f4c"/>
    </style:style>
    <style:style style:name="P12" style:family="paragraph" style:parent-style-name="Standard">
      <style:text-properties officeooo:rsid="00262673" officeooo:paragraph-rsid="00262673"/>
    </style:style>
    <style:style style:name="P13" style:family="paragraph" style:parent-style-name="Standard">
      <style:text-properties officeooo:rsid="0028a0a3" officeooo:paragraph-rsid="0028a0a3"/>
    </style:style>
    <style:style style:name="P14" style:family="paragraph" style:parent-style-name="Standard">
      <style:text-properties fo:color="#000000" loext:opacity="100%" style:font-name="Monospace" fo:font-size="10pt" officeooo:rsid="0028a0a3" officeooo:paragraph-rsid="0028a0a3" style:font-size-asian="10pt"/>
    </style:style>
    <style:style style:name="P15" style:family="paragraph" style:parent-style-name="Standard">
      <style:text-properties fo:color="#000000" loext:opacity="100%" style:font-name="Monospace" fo:font-size="10pt" officeooo:rsid="0029d317" officeooo:paragraph-rsid="0029d317" style:font-size-asian="10pt"/>
    </style:style>
    <style:style style:name="P16" style:family="paragraph" style:parent-style-name="Standard">
      <style:text-properties fo:color="#000000" loext:opacity="100%" style:font-name="Monospace" fo:font-size="10pt" officeooo:rsid="002d4fa0" officeooo:paragraph-rsid="002d4fa0" style:font-size-asian="10pt"/>
    </style:style>
    <style:style style:name="P17" style:family="paragraph" style:parent-style-name="Standard">
      <style:text-properties fo:color="#000000" loext:opacity="100%" style:font-name="Monospace" fo:font-size="10pt" officeooo:rsid="002deeee" officeooo:paragraph-rsid="002deeee" style:font-size-asian="10pt"/>
    </style:style>
    <style:style style:name="P18" style:family="paragraph" style:parent-style-name="Standard">
      <style:text-properties fo:color="#000000" loext:opacity="100%" style:font-name="Monospace" fo:font-size="10pt" officeooo:rsid="002e7700" officeooo:paragraph-rsid="002e7700" style:font-size-asian="10pt"/>
    </style:style>
    <style:style style:name="P19" style:family="paragraph" style:parent-style-name="Standard">
      <style:text-properties fo:color="#000000" loext:opacity="100%" style:font-name="Monospace" fo:font-size="10pt" officeooo:rsid="003338e4" officeooo:paragraph-rsid="003338e4" style:font-size-asian="10pt"/>
    </style:style>
    <style:style style:name="P20" style:family="paragraph" style:parent-style-name="Standard">
      <style:text-properties fo:color="#000000" loext:opacity="100%" style:font-name="Monospace" fo:font-size="10pt" officeooo:rsid="0035ee40" officeooo:paragraph-rsid="0035ee40" style:font-size-asian="10pt"/>
    </style:style>
    <style:style style:name="P21" style:family="paragraph" style:parent-style-name="Standard">
      <style:text-properties fo:color="#000000" loext:opacity="100%" style:font-name="Monospace" fo:font-size="10pt" officeooo:rsid="0038e57d" officeooo:paragraph-rsid="0038e57d" style:font-size-asian="10pt"/>
    </style:style>
    <style:style style:name="P22" style:family="paragraph" style:parent-style-name="Standard">
      <style:text-properties fo:color="#000000" loext:opacity="100%" style:font-name="Monospace" fo:font-size="10pt" officeooo:rsid="003a811a" officeooo:paragraph-rsid="003a811a" style:font-size-asian="10pt"/>
    </style:style>
    <style:style style:name="P23" style:family="paragraph" style:parent-style-name="Standard">
      <style:text-properties fo:color="#000000" loext:opacity="100%" style:font-name="Monospace" fo:font-size="10pt" officeooo:rsid="003bc8d0" officeooo:paragraph-rsid="003bc8d0" style:font-size-asian="10pt"/>
    </style:style>
    <style:style style:name="P24" style:family="paragraph" style:parent-style-name="Standard">
      <style:text-properties fo:color="#008080" loext:opacity="100%" style:font-name="Monospace" fo:font-size="10pt" officeooo:rsid="0029d317" officeooo:paragraph-rsid="0029d317" style:font-size-asian="10pt"/>
    </style:style>
    <style:style style:name="P25" style:family="paragraph" style:parent-style-name="Standard">
      <style:text-properties officeooo:rsid="008bb1c9" officeooo:paragraph-rsid="008bb1c9"/>
    </style:style>
    <style:style style:name="P26" style:family="paragraph" style:parent-style-name="Standard">
      <style:text-properties officeooo:rsid="008bed43" officeooo:paragraph-rsid="008bed43"/>
    </style:style>
    <style:style style:name="P27" style:family="paragraph" style:parent-style-name="Standard">
      <style:text-properties officeooo:rsid="00915e5d" officeooo:paragraph-rsid="00915e5d"/>
    </style:style>
    <style:style style:name="P28" style:family="paragraph" style:parent-style-name="Standard">
      <style:text-properties officeooo:rsid="00915e5d" officeooo:paragraph-rsid="009d3285"/>
    </style:style>
    <style:style style:name="P29" style:family="paragraph" style:parent-style-name="Standard">
      <style:text-properties officeooo:rsid="0097529b" officeooo:paragraph-rsid="0097529b"/>
    </style:style>
    <style:style style:name="P30" style:family="paragraph" style:parent-style-name="Standard">
      <style:text-properties officeooo:rsid="0097f692" officeooo:paragraph-rsid="0097f692"/>
    </style:style>
    <style:style style:name="P31" style:family="paragraph" style:parent-style-name="Standard">
      <style:text-properties officeooo:rsid="00991132" officeooo:paragraph-rsid="00991132"/>
    </style:style>
    <style:style style:name="P32" style:family="paragraph" style:parent-style-name="Standard">
      <style:text-properties officeooo:rsid="009a3f9e" officeooo:paragraph-rsid="009a3f9e"/>
    </style:style>
    <style:style style:name="P33" style:family="paragraph" style:parent-style-name="Standard">
      <style:text-properties officeooo:rsid="009b0985" officeooo:paragraph-rsid="009b0985"/>
    </style:style>
    <style:style style:name="P34" style:family="paragraph" style:parent-style-name="Standard">
      <style:text-properties officeooo:rsid="009c84e5" officeooo:paragraph-rsid="009c84e5"/>
    </style:style>
    <style:style style:name="P35" style:family="paragraph" style:parent-style-name="Standard">
      <style:text-properties officeooo:rsid="009d3285" officeooo:paragraph-rsid="009d3285"/>
    </style:style>
    <style:style style:name="P36" style:family="paragraph" style:parent-style-name="Standard">
      <style:text-properties officeooo:rsid="009d3285" officeooo:paragraph-rsid="009c84e5"/>
    </style:style>
    <style:style style:name="P37" style:family="paragraph" style:parent-style-name="Standard">
      <style:text-properties officeooo:rsid="00a19676" officeooo:paragraph-rsid="00a19676"/>
    </style:style>
    <style:style style:name="P38" style:family="paragraph" style:parent-style-name="Standard">
      <style:text-properties officeooo:rsid="00a2e767" officeooo:paragraph-rsid="00a2e767"/>
    </style:style>
    <style:style style:name="P39" style:family="paragraph" style:parent-style-name="Standard">
      <style:text-properties officeooo:rsid="00a924ef" officeooo:paragraph-rsid="00a924ef"/>
    </style:style>
    <style:style style:name="P40" style:family="paragraph" style:parent-style-name="Standard">
      <style:text-properties officeooo:rsid="00a94566" officeooo:paragraph-rsid="00a94566"/>
    </style:style>
    <style:style style:name="P41" style:family="paragraph" style:parent-style-name="Standard">
      <style:text-properties officeooo:rsid="00ab230e" officeooo:paragraph-rsid="00ab230e"/>
    </style:style>
    <style:style style:name="P42" style:family="paragraph" style:parent-style-name="Standard">
      <style:text-properties officeooo:rsid="00ac1b96" officeooo:paragraph-rsid="00ac1b96"/>
    </style:style>
    <style:style style:name="P43" style:family="paragraph" style:parent-style-name="Standard">
      <style:text-properties officeooo:rsid="00b018d5" officeooo:paragraph-rsid="00b018d5"/>
    </style:style>
    <style:style style:name="P44" style:family="paragraph" style:parent-style-name="Standard">
      <style:text-properties officeooo:rsid="00b51f78" officeooo:paragraph-rsid="00b51f78"/>
    </style:style>
    <style:style style:name="P45" style:family="paragraph" style:parent-style-name="Standard">
      <style:text-properties officeooo:rsid="00b5f302" officeooo:paragraph-rsid="00b5f302"/>
    </style:style>
    <style:style style:name="P46" style:family="paragraph" style:parent-style-name="Standard">
      <style:text-properties officeooo:rsid="00b9f122" officeooo:paragraph-rsid="00b9f122"/>
    </style:style>
    <style:style style:name="P47" style:family="paragraph" style:parent-style-name="Standard">
      <style:text-properties officeooo:rsid="00bb8c6c" officeooo:paragraph-rsid="00bb8c6c"/>
    </style:style>
    <style:style style:name="P48" style:family="paragraph" style:parent-style-name="Standard">
      <style:text-properties officeooo:rsid="00c0d906" officeooo:paragraph-rsid="00c0d906"/>
    </style:style>
    <style:style style:name="P49" style:family="paragraph" style:parent-style-name="Standard">
      <style:text-properties officeooo:rsid="00c84e4f" officeooo:paragraph-rsid="00c84e4f"/>
    </style:style>
    <style:style style:name="P50" style:family="paragraph" style:parent-style-name="Standard">
      <style:text-properties officeooo:rsid="00cd81c1" officeooo:paragraph-rsid="00cd81c1"/>
    </style:style>
    <style:style style:name="P51" style:family="paragraph" style:parent-style-name="Standard">
      <style:text-properties officeooo:rsid="00cf1c9e" officeooo:paragraph-rsid="00cf1c9e"/>
    </style:style>
    <style:style style:name="P52" style:family="paragraph" style:parent-style-name="Standard">
      <style:text-properties officeooo:rsid="00d0c31d" officeooo:paragraph-rsid="00d0c31d"/>
    </style:style>
    <style:style style:name="P53" style:family="paragraph" style:parent-style-name="Standard">
      <style:text-properties officeooo:rsid="00d1b2c6" officeooo:paragraph-rsid="00d1b2c6"/>
    </style:style>
    <style:style style:name="P54" style:family="paragraph" style:parent-style-name="Standard">
      <style:text-properties officeooo:rsid="00d54766" officeooo:paragraph-rsid="00d54766"/>
    </style:style>
    <style:style style:name="P55" style:family="paragraph" style:parent-style-name="Standard">
      <style:text-properties officeooo:rsid="00d773b9" officeooo:paragraph-rsid="00d773b9"/>
    </style:style>
    <style:style style:name="P56" style:family="paragraph" style:parent-style-name="Standard">
      <style:text-properties officeooo:rsid="00dae880" officeooo:paragraph-rsid="00dae880"/>
    </style:style>
    <style:style style:name="P57" style:family="paragraph" style:parent-style-name="Standard">
      <style:text-properties officeooo:rsid="00dc4023" officeooo:paragraph-rsid="00dc4023"/>
    </style:style>
    <style:style style:name="P58" style:family="paragraph" style:parent-style-name="Standard">
      <style:text-properties officeooo:rsid="00ddd020" officeooo:paragraph-rsid="00ddd020"/>
    </style:style>
    <style:style style:name="P59" style:family="paragraph" style:parent-style-name="Standard">
      <style:text-properties officeooo:rsid="00df23d6" officeooo:paragraph-rsid="00df23d6"/>
    </style:style>
    <style:style style:name="P60" style:family="paragraph" style:parent-style-name="Standard">
      <style:text-properties officeooo:rsid="00e10fb5" officeooo:paragraph-rsid="00e10fb5"/>
    </style:style>
    <style:style style:name="P61" style:family="paragraph" style:parent-style-name="Standard">
      <style:text-properties officeooo:rsid="00e1c9f5" officeooo:paragraph-rsid="00e1c9f5"/>
    </style:style>
    <style:style style:name="P62" style:family="paragraph" style:parent-style-name="Standard">
      <style:text-properties officeooo:rsid="00e38536" officeooo:paragraph-rsid="00e38536"/>
    </style:style>
    <style:style style:name="P63" style:family="paragraph" style:parent-style-name="Standard">
      <style:text-properties officeooo:rsid="00ef9691" officeooo:paragraph-rsid="00ef9691"/>
    </style:style>
    <style:style style:name="P64" style:family="paragraph" style:parent-style-name="Standard">
      <style:text-properties officeooo:rsid="00ef9dde" officeooo:paragraph-rsid="00ef9dde"/>
    </style:style>
    <style:style style:name="P65" style:family="paragraph" style:parent-style-name="Standard">
      <style:text-properties officeooo:rsid="00f111a2" officeooo:paragraph-rsid="00f111a2"/>
    </style:style>
    <style:style style:name="P66" style:family="paragraph" style:parent-style-name="Standard">
      <style:text-properties officeooo:rsid="00f21988" officeooo:paragraph-rsid="00f21988"/>
    </style:style>
    <style:style style:name="P67" style:family="paragraph" style:parent-style-name="Standard">
      <style:text-properties officeooo:rsid="00f35881" officeooo:paragraph-rsid="00f35881"/>
    </style:style>
    <style:style style:name="P68" style:family="paragraph" style:parent-style-name="Standard">
      <style:text-properties officeooo:rsid="00f6382f" officeooo:paragraph-rsid="00f6382f"/>
    </style:style>
    <style:style style:name="P69" style:family="paragraph" style:parent-style-name="Standard">
      <style:text-properties officeooo:rsid="00f815b6" officeooo:paragraph-rsid="00f815b6"/>
    </style:style>
    <style:style style:name="P70" style:family="paragraph" style:parent-style-name="Standard">
      <style:text-properties officeooo:rsid="00f8b405" officeooo:paragraph-rsid="00f8b405"/>
    </style:style>
    <style:style style:name="P71" style:family="paragraph" style:parent-style-name="Standard">
      <style:text-properties officeooo:rsid="00f8cb5e" officeooo:paragraph-rsid="00f8cb5e"/>
    </style:style>
    <style:style style:name="P72" style:family="paragraph" style:parent-style-name="Standard">
      <style:text-properties officeooo:rsid="00f52748" officeooo:paragraph-rsid="00f21988"/>
    </style:style>
    <style:style style:name="P73" style:family="paragraph" style:parent-style-name="Standard">
      <style:text-properties officeooo:rsid="00fa2267" officeooo:paragraph-rsid="00fa2267"/>
    </style:style>
    <style:style style:name="P74" style:family="paragraph" style:parent-style-name="Standard">
      <style:text-properties officeooo:rsid="00fa22d7" officeooo:paragraph-rsid="00fa22d7"/>
    </style:style>
    <style:style style:name="P75" style:family="paragraph" style:parent-style-name="Standard">
      <style:text-properties officeooo:rsid="00fac2bf" officeooo:paragraph-rsid="00fac2bf"/>
    </style:style>
    <style:style style:name="P76" style:family="paragraph" style:parent-style-name="Standard">
      <style:text-properties officeooo:rsid="00fb059e" officeooo:paragraph-rsid="00fb059e"/>
    </style:style>
    <style:style style:name="P77" style:family="paragraph" style:parent-style-name="Standard">
      <style:text-properties officeooo:rsid="010212ba" officeooo:paragraph-rsid="010212ba"/>
    </style:style>
    <style:style style:name="P78" style:family="paragraph" style:parent-style-name="Standard">
      <style:text-properties officeooo:rsid="01030b0d" officeooo:paragraph-rsid="01030b0d"/>
    </style:style>
    <style:style style:name="P79" style:family="paragraph" style:parent-style-name="Standard">
      <style:text-properties officeooo:rsid="010363d2" officeooo:paragraph-rsid="010363d2"/>
    </style:style>
    <style:style style:name="P80" style:family="paragraph" style:parent-style-name="Standard">
      <style:text-properties officeooo:rsid="0105c6be" officeooo:paragraph-rsid="0105c6be"/>
    </style:style>
    <style:style style:name="P81" style:family="paragraph" style:parent-style-name="Standard">
      <style:paragraph-properties>
        <style:tab-stops>
          <style:tab-stop style:position="1.349cm"/>
        </style:tab-stops>
      </style:paragraph-properties>
      <style:text-properties officeooo:rsid="0105f1e8" officeooo:paragraph-rsid="0105f1e8"/>
    </style:style>
    <style:style style:name="P82" style:family="paragraph" style:parent-style-name="Standard">
      <style:paragraph-properties>
        <style:tab-stops>
          <style:tab-stop style:position="1.349cm"/>
        </style:tab-stops>
      </style:paragraph-properties>
      <style:text-properties officeooo:rsid="01066f70" officeooo:paragraph-rsid="01066f70"/>
    </style:style>
    <style:style style:name="P83" style:family="paragraph" style:parent-style-name="Standard">
      <style:paragraph-properties>
        <style:tab-stops>
          <style:tab-stop style:position="1.349cm"/>
        </style:tab-stops>
      </style:paragraph-properties>
      <style:text-properties officeooo:rsid="01089844" officeooo:paragraph-rsid="01089844"/>
    </style:style>
    <style:style style:name="P84" style:family="paragraph" style:parent-style-name="Standard">
      <style:paragraph-properties>
        <style:tab-stops>
          <style:tab-stop style:position="1.349cm"/>
        </style:tab-stops>
      </style:paragraph-properties>
      <style:text-properties officeooo:rsid="010a7cac" officeooo:paragraph-rsid="010a7cac"/>
    </style:style>
    <style:style style:name="P85" style:family="paragraph" style:parent-style-name="Standard">
      <style:paragraph-properties>
        <style:tab-stops>
          <style:tab-stop style:position="1.349cm"/>
        </style:tab-stops>
      </style:paragraph-properties>
      <style:text-properties officeooo:rsid="010de34d" officeooo:paragraph-rsid="010de34d"/>
    </style:style>
    <style:style style:name="P86" style:family="paragraph" style:parent-style-name="Standard">
      <style:paragraph-properties>
        <style:tab-stops>
          <style:tab-stop style:position="1.349cm"/>
        </style:tab-stops>
      </style:paragraph-properties>
      <style:text-properties officeooo:rsid="010efc33" officeooo:paragraph-rsid="010efc33"/>
    </style:style>
    <style:style style:name="P87" style:family="paragraph" style:parent-style-name="Standard">
      <style:paragraph-properties>
        <style:tab-stops>
          <style:tab-stop style:position="1.349cm"/>
        </style:tab-stops>
      </style:paragraph-properties>
      <style:text-properties officeooo:rsid="01112ac1" officeooo:paragraph-rsid="01112ac1"/>
    </style:style>
    <style:style style:name="P88" style:family="paragraph" style:parent-style-name="Standard">
      <style:paragraph-properties>
        <style:tab-stops>
          <style:tab-stop style:position="1.349cm"/>
        </style:tab-stops>
      </style:paragraph-properties>
      <style:text-properties officeooo:rsid="011315b5" officeooo:paragraph-rsid="011315b5"/>
    </style:style>
    <style:style style:name="P89" style:family="paragraph" style:parent-style-name="Standard">
      <style:paragraph-properties>
        <style:tab-stops>
          <style:tab-stop style:position="1.349cm"/>
        </style:tab-stops>
      </style:paragraph-properties>
      <style:text-properties officeooo:rsid="011579ab" officeooo:paragraph-rsid="011579ab"/>
    </style:style>
    <style:style style:name="P90" style:family="paragraph" style:parent-style-name="Standard">
      <style:paragraph-properties>
        <style:tab-stops>
          <style:tab-stop style:position="1.349cm"/>
        </style:tab-stops>
      </style:paragraph-properties>
      <style:text-properties officeooo:rsid="01166a8d" officeooo:paragraph-rsid="01166a8d"/>
    </style:style>
    <style:style style:name="P91" style:family="paragraph" style:parent-style-name="Standard" style:list-style-name="L1">
      <style:text-properties officeooo:rsid="001bf7b1" officeooo:paragraph-rsid="001bf7b1"/>
    </style:style>
    <style:style style:name="P92" style:family="paragraph" style:parent-style-name="Standard" style:list-style-name="L2">
      <style:text-properties officeooo:rsid="001bf7b1" officeooo:paragraph-rsid="001bf7b1"/>
    </style:style>
    <style:style style:name="P93" style:family="paragraph" style:parent-style-name="Standard" style:list-style-name="L3">
      <style:text-properties officeooo:rsid="001e64f5" officeooo:paragraph-rsid="001e64f5"/>
    </style:style>
    <style:style style:name="P94" style:family="paragraph" style:parent-style-name="Standard" style:list-style-name="L4">
      <style:text-properties officeooo:rsid="001ec64b" officeooo:paragraph-rsid="001ec64b"/>
    </style:style>
    <style:style style:name="P95" style:family="paragraph" style:parent-style-name="Standard" style:list-style-name="L4">
      <style:text-properties officeooo:rsid="001f82f3" officeooo:paragraph-rsid="001f82f3"/>
    </style:style>
    <style:style style:name="P96" style:family="paragraph" style:parent-style-name="Standard" style:list-style-name="L5">
      <style:text-properties officeooo:rsid="001f82f3" officeooo:paragraph-rsid="001f82f3"/>
    </style:style>
    <style:style style:name="P97" style:family="paragraph" style:parent-style-name="Standard" style:list-style-name="L5">
      <style:text-properties officeooo:rsid="001fdb8f" officeooo:paragraph-rsid="001fdb8f"/>
    </style:style>
    <style:style style:name="P98" style:family="paragraph" style:parent-style-name="Standard" style:list-style-name="L5">
      <style:text-properties officeooo:rsid="001fdb8f" officeooo:paragraph-rsid="0020570d"/>
    </style:style>
    <style:style style:name="P99" style:family="paragraph" style:parent-style-name="Standard" style:list-style-name="L6">
      <style:text-properties officeooo:rsid="00256f4c" officeooo:paragraph-rsid="00256f4c"/>
    </style:style>
    <style:style style:name="P100" style:family="paragraph" style:parent-style-name="Standard" style:list-style-name="L7">
      <style:text-properties officeooo:rsid="0028a0a3" officeooo:paragraph-rsid="0028a0a3"/>
    </style:style>
    <style:style style:name="P101" style:family="paragraph" style:parent-style-name="Standard" style:list-style-name="L7">
      <style:paragraph-properties fo:margin-left="0cm" fo:margin-right="0cm" fo:text-align="start" style:justify-single-word="false" fo:text-indent="0cm" style:auto-text-indent="false"/>
      <style:text-properties fo:color="#000000" loext:opacity="100%"/>
    </style:style>
    <style:style style:name="P102" style:family="paragraph" style:parent-style-name="Standard" style:list-style-name="L7">
      <style:text-properties fo:color="#000000" loext:opacity="100%" style:font-name="Monospace" fo:font-size="10pt" officeooo:rsid="0028a0a3" officeooo:paragraph-rsid="0028a0a3" style:font-size-asian="10pt"/>
    </style:style>
    <style:style style:name="P103" style:family="paragraph" style:parent-style-name="Standard" style:list-style-name="L8">
      <style:text-properties fo:color="#000000" loext:opacity="100%" style:font-name="Monospace" fo:font-size="10pt" officeooo:rsid="0029d317" officeooo:paragraph-rsid="0029d317" style:font-size-asian="10pt"/>
    </style:style>
    <style:style style:name="P104" style:family="paragraph" style:parent-style-name="Standard" style:list-style-name="L8">
      <style:text-properties fo:color="#000000" loext:opacity="100%" style:font-name="Monospace" fo:font-size="10pt" officeooo:rsid="002cf9bd" officeooo:paragraph-rsid="002cf9bd" style:font-size-asian="10pt"/>
    </style:style>
    <style:style style:name="P105" style:family="paragraph" style:parent-style-name="Standard" style:list-style-name="L8">
      <style:text-properties fo:color="#000000" loext:opacity="100%" style:font-name="Monospace" fo:font-size="10pt" officeooo:rsid="002b23ba" officeooo:paragraph-rsid="002b23ba" style:font-size-asian="10pt"/>
    </style:style>
    <style:style style:name="P106" style:family="paragraph" style:parent-style-name="Standard" style:list-style-name="L8">
      <style:text-properties fo:color="#000000" loext:opacity="100%" style:font-name="Monospace" fo:font-size="10pt" officeooo:rsid="002d2376" officeooo:paragraph-rsid="002d2376" style:font-size-asian="10pt"/>
    </style:style>
    <style:style style:name="P107" style:family="paragraph" style:parent-style-name="Standard" style:list-style-name="L8">
      <style:text-properties fo:color="#000000" loext:opacity="100%" style:font-name="Monospace" fo:font-size="10pt" officeooo:rsid="002d4fa0" officeooo:paragraph-rsid="002d4fa0" style:font-size-asian="10pt"/>
    </style:style>
    <style:style style:name="P108" style:family="paragraph" style:parent-style-name="Standard" style:list-style-name="L9">
      <style:text-properties fo:color="#000000" loext:opacity="100%" style:font-name="Monospace" fo:font-size="10pt" officeooo:rsid="002deeee" officeooo:paragraph-rsid="002deeee" style:font-size-asian="10pt"/>
    </style:style>
    <style:style style:name="P109" style:family="paragraph" style:parent-style-name="Standard" style:list-style-name="L9">
      <style:text-properties fo:color="#000000" loext:opacity="100%" style:font-name="Monospace" fo:font-size="10pt" officeooo:rsid="002e7700" officeooo:paragraph-rsid="002e7700" style:font-size-asian="10pt"/>
    </style:style>
    <style:style style:name="P110" style:family="paragraph" style:parent-style-name="Standard" style:list-style-name="L10">
      <style:text-properties fo:color="#000000" loext:opacity="100%" style:font-name="Monospace" fo:font-size="10pt" officeooo:rsid="002e7700" officeooo:paragraph-rsid="002e7700" style:font-size-asian="10pt"/>
    </style:style>
    <style:style style:name="P111" style:family="paragraph" style:parent-style-name="Standard" style:list-style-name="L10">
      <style:text-properties fo:color="#000000" loext:opacity="100%" style:font-name="Monospace" fo:font-size="10pt" officeooo:rsid="002f545f" officeooo:paragraph-rsid="002f545f" style:font-size-asian="10pt"/>
    </style:style>
    <style:style style:name="P112" style:family="paragraph" style:parent-style-name="Standard" style:list-style-name="L10">
      <style:text-properties fo:color="#000000" loext:opacity="100%" style:font-name="Monospace" fo:font-size="10pt" officeooo:rsid="00301754" officeooo:paragraph-rsid="00301754" style:font-size-asian="10pt"/>
    </style:style>
    <style:style style:name="P113" style:family="paragraph" style:parent-style-name="Standard" style:list-style-name="L10">
      <style:text-properties fo:color="#000000" loext:opacity="100%" style:font-name="Monospace" fo:font-size="10pt" officeooo:rsid="00313a7d" officeooo:paragraph-rsid="00313a7d" style:font-size-asian="10pt"/>
    </style:style>
    <style:style style:name="P114" style:family="paragraph" style:parent-style-name="Standard" style:list-style-name="L10">
      <style:text-properties fo:color="#000000" loext:opacity="100%" style:font-name="Monospace" fo:font-size="10pt" officeooo:rsid="003338e4" officeooo:paragraph-rsid="003338e4" style:font-size-asian="10pt"/>
    </style:style>
    <style:style style:name="P115" style:family="paragraph" style:parent-style-name="Standard" style:list-style-name="L11">
      <style:text-properties fo:color="#000000" loext:opacity="100%" style:font-name="Monospace" fo:font-size="10pt" officeooo:rsid="003338e4" officeooo:paragraph-rsid="003338e4" style:font-size-asian="10pt"/>
    </style:style>
    <style:style style:name="P116" style:family="paragraph" style:parent-style-name="Standard" style:list-style-name="L11">
      <style:text-properties fo:color="#000000" loext:opacity="100%" style:font-name="Monospace" fo:font-size="10pt" officeooo:rsid="00340db1" officeooo:paragraph-rsid="00340db1" style:font-size-asian="10pt"/>
    </style:style>
    <style:style style:name="P117" style:family="paragraph" style:parent-style-name="Standard" style:list-style-name="L12">
      <style:text-properties fo:color="#000000" loext:opacity="100%" style:font-name="Monospace" fo:font-size="10pt" officeooo:rsid="0035ee40" officeooo:paragraph-rsid="0035ee40" style:font-size-asian="10pt"/>
    </style:style>
    <style:style style:name="P118" style:family="paragraph" style:parent-style-name="Standard" style:list-style-name="L12">
      <style:text-properties fo:color="#000000" loext:opacity="100%" style:font-name="Monospace" fo:font-size="10pt" officeooo:rsid="0036d928" officeooo:paragraph-rsid="0036d928" style:font-size-asian="10pt"/>
    </style:style>
    <style:style style:name="P119" style:family="paragraph" style:parent-style-name="Standard" style:list-style-name="L12">
      <style:text-properties fo:color="#000000" loext:opacity="100%" style:font-name="Monospace" fo:font-size="10pt" officeooo:rsid="00385e98" officeooo:paragraph-rsid="00385e98" style:font-size-asian="10pt"/>
    </style:style>
    <style:style style:name="P120" style:family="paragraph" style:parent-style-name="Standard" style:list-style-name="L13">
      <style:text-properties fo:color="#000000" loext:opacity="100%" style:font-name="Monospace" fo:font-size="10pt" officeooo:rsid="0038e57d" officeooo:paragraph-rsid="0038e57d" style:font-size-asian="10pt"/>
    </style:style>
    <style:style style:name="P121" style:family="paragraph" style:parent-style-name="Standard" style:list-style-name="L14">
      <style:text-properties fo:color="#000000" loext:opacity="100%" style:font-name="Monospace" fo:font-size="10pt" officeooo:rsid="003a811a" officeooo:paragraph-rsid="003a811a" style:font-size-asian="10pt"/>
    </style:style>
    <style:style style:name="P122" style:family="paragraph" style:parent-style-name="Standard" style:list-style-name="L15">
      <style:text-properties fo:color="#000000" loext:opacity="100%" style:font-name="Monospace" fo:font-size="10pt" officeooo:rsid="003c44ae" officeooo:paragraph-rsid="003c44ae" style:font-size-asian="10pt"/>
    </style:style>
    <style:style style:name="P123" style:family="paragraph" style:parent-style-name="Standard" style:list-style-name="L8">
      <style:text-properties fo:color="#000000" loext:opacity="100%" officeooo:rsid="0029d317" officeooo:paragraph-rsid="0029d317"/>
    </style:style>
    <style:style style:name="P124" style:family="paragraph" style:parent-style-name="Standard" style:list-style-name="L8">
      <style:text-properties fo:color="#000000" loext:opacity="100%" officeooo:rsid="002b23ba" officeooo:paragraph-rsid="002b23ba"/>
    </style:style>
    <style:style style:name="P125" style:family="paragraph" style:parent-style-name="Standard" style:list-style-name="L16"/>
    <style:style style:name="P126" style:family="paragraph" style:parent-style-name="Standard" style:list-style-name="L17"/>
    <style:style style:name="P127" style:family="paragraph" style:parent-style-name="Standard" style:list-style-name="L18"/>
    <style:style style:name="P128" style:family="paragraph" style:parent-style-name="Standard" style:list-style-name="L19"/>
    <style:style style:name="P129" style:family="paragraph" style:parent-style-name="Standard" style:list-style-name="L20"/>
    <style:style style:name="P130" style:family="paragraph" style:parent-style-name="Standard" style:list-style-name="L21"/>
    <style:style style:name="P131" style:family="paragraph" style:parent-style-name="Standard" style:list-style-name="L22"/>
    <style:style style:name="P132" style:family="paragraph" style:parent-style-name="Standard" style:list-style-name="L23"/>
    <style:style style:name="P133" style:family="paragraph" style:parent-style-name="Standard" style:list-style-name="L24"/>
    <style:style style:name="P134" style:family="paragraph" style:parent-style-name="Standard" style:list-style-name="L25"/>
    <style:style style:name="P135" style:family="paragraph" style:parent-style-name="Standard" style:list-style-name="L26"/>
    <style:style style:name="P136" style:family="paragraph" style:parent-style-name="Standard" style:list-style-name="L27"/>
    <style:style style:name="P137" style:family="paragraph" style:parent-style-name="Standard" style:list-style-name="L28"/>
    <style:style style:name="P138" style:family="paragraph" style:parent-style-name="Standard" style:list-style-name="L29"/>
    <style:style style:name="P139" style:family="paragraph" style:parent-style-name="Standard" style:list-style-name="L30"/>
    <style:style style:name="P140" style:family="paragraph" style:parent-style-name="Standard" style:list-style-name="L31"/>
    <style:style style:name="P141" style:family="paragraph" style:parent-style-name="Standard" style:list-style-name="L32"/>
    <style:style style:name="P142" style:family="paragraph" style:parent-style-name="Standard" style:list-style-name="L33"/>
    <style:style style:name="P143" style:family="paragraph" style:parent-style-name="Standard" style:list-style-name="L34"/>
    <style:style style:name="P144" style:family="paragraph" style:parent-style-name="Standard" style:list-style-name="L35"/>
    <style:style style:name="P145" style:family="paragraph" style:parent-style-name="Standard" style:list-style-name="L36"/>
    <style:style style:name="P146" style:family="paragraph" style:parent-style-name="Standard" style:list-style-name="L37"/>
    <style:style style:name="P147" style:family="paragraph" style:parent-style-name="Standard" style:list-style-name="L38"/>
    <style:style style:name="P148" style:family="paragraph" style:parent-style-name="Standard" style:list-style-name="L39"/>
    <style:style style:name="P149" style:family="paragraph" style:parent-style-name="Standard" style:list-style-name="L40"/>
    <style:style style:name="P150" style:family="paragraph" style:parent-style-name="Standard" style:list-style-name="L41"/>
    <style:style style:name="P151" style:family="paragraph" style:parent-style-name="Standard" style:list-style-name="L42">
      <style:text-properties officeooo:rsid="0088ad03" officeooo:paragraph-rsid="0088ad03"/>
    </style:style>
    <style:style style:name="P152" style:family="paragraph" style:parent-style-name="Standard" style:list-style-name="L43">
      <style:text-properties officeooo:rsid="008bb1c9" officeooo:paragraph-rsid="008bb1c9"/>
    </style:style>
    <style:style style:name="P153" style:family="paragraph" style:parent-style-name="Standard" style:list-style-name="L44">
      <style:text-properties officeooo:rsid="008bed43" officeooo:paragraph-rsid="008bed43"/>
    </style:style>
    <style:style style:name="P154" style:family="paragraph" style:parent-style-name="Standard" style:list-style-name="L44">
      <style:text-properties officeooo:rsid="008d8fc2" officeooo:paragraph-rsid="008d8fc2"/>
    </style:style>
    <style:style style:name="P155" style:family="paragraph" style:parent-style-name="Standard" style:list-style-name="L44">
      <style:text-properties officeooo:rsid="008ec648" officeooo:paragraph-rsid="008ec648"/>
    </style:style>
    <style:style style:name="P156" style:family="paragraph" style:parent-style-name="Standard" style:list-style-name="L44">
      <style:text-properties officeooo:rsid="009060e9" officeooo:paragraph-rsid="009060e9"/>
    </style:style>
    <style:style style:name="P157" style:family="paragraph" style:parent-style-name="Standard" style:list-style-name="L45">
      <style:text-properties officeooo:rsid="00915e5d" officeooo:paragraph-rsid="00915e5d"/>
    </style:style>
    <style:style style:name="P158" style:family="paragraph" style:parent-style-name="Standard" style:list-style-name="L46">
      <style:text-properties officeooo:rsid="0097529b" officeooo:paragraph-rsid="0097529b"/>
    </style:style>
    <style:style style:name="P159" style:family="paragraph" style:parent-style-name="Standard" style:list-style-name="L46">
      <style:text-properties officeooo:rsid="0097f692" officeooo:paragraph-rsid="0097f692"/>
    </style:style>
    <style:style style:name="P160" style:family="paragraph" style:parent-style-name="Standard" style:list-style-name="L47">
      <style:text-properties officeooo:rsid="0097f692" officeooo:paragraph-rsid="0097f692"/>
    </style:style>
    <style:style style:name="P161" style:family="paragraph" style:parent-style-name="Standard" style:list-style-name="L47">
      <style:text-properties officeooo:rsid="00995235" officeooo:paragraph-rsid="00995235"/>
    </style:style>
    <style:style style:name="P162" style:family="paragraph" style:parent-style-name="Standard" style:list-style-name="L47">
      <style:text-properties officeooo:rsid="00991132" officeooo:paragraph-rsid="00991132"/>
    </style:style>
    <style:style style:name="P163" style:family="paragraph" style:parent-style-name="Standard" style:list-style-name="L48">
      <style:text-properties officeooo:rsid="009a3f9e" officeooo:paragraph-rsid="009a3f9e"/>
    </style:style>
    <style:style style:name="P164" style:family="paragraph" style:parent-style-name="Standard" style:list-style-name="L48">
      <style:text-properties officeooo:rsid="009b0985" officeooo:paragraph-rsid="009b0985"/>
    </style:style>
    <style:style style:name="P165" style:family="paragraph" style:parent-style-name="Standard" style:list-style-name="L49">
      <style:text-properties officeooo:rsid="009c84e5" officeooo:paragraph-rsid="009c84e5"/>
    </style:style>
    <style:style style:name="P166" style:family="paragraph" style:parent-style-name="Standard" style:list-style-name="L50">
      <style:text-properties officeooo:rsid="009d3285" officeooo:paragraph-rsid="009d3285"/>
    </style:style>
    <style:style style:name="P167" style:family="paragraph" style:parent-style-name="Standard" style:list-style-name="L51">
      <style:text-properties officeooo:rsid="00a19676" officeooo:paragraph-rsid="00a19676"/>
    </style:style>
    <style:style style:name="P168" style:family="paragraph" style:parent-style-name="Standard" style:list-style-name="L51">
      <style:text-properties officeooo:rsid="00a1ae07" officeooo:paragraph-rsid="00a1ae07"/>
    </style:style>
    <style:style style:name="P169" style:family="paragraph" style:parent-style-name="Standard" style:list-style-name="L51">
      <style:text-properties officeooo:rsid="00a2e767" officeooo:paragraph-rsid="00a2e767"/>
    </style:style>
    <style:style style:name="P170" style:family="paragraph" style:parent-style-name="Standard" style:list-style-name="L51">
      <style:text-properties officeooo:rsid="00a924ef" officeooo:paragraph-rsid="00a924ef"/>
    </style:style>
    <style:style style:name="P171" style:family="paragraph" style:parent-style-name="Standard" style:list-style-name="L52">
      <style:text-properties officeooo:rsid="00a94566" officeooo:paragraph-rsid="00a94566"/>
    </style:style>
    <style:style style:name="P172" style:family="paragraph" style:parent-style-name="Standard" style:list-style-name="L52">
      <style:text-properties officeooo:rsid="00aacaeb" officeooo:paragraph-rsid="00aacaeb"/>
    </style:style>
    <style:style style:name="P173" style:family="paragraph" style:parent-style-name="Standard" style:list-style-name="L53">
      <style:text-properties officeooo:rsid="00ab230e" officeooo:paragraph-rsid="00ab230e"/>
    </style:style>
    <style:style style:name="P174" style:family="paragraph" style:parent-style-name="Standard" style:list-style-name="L54">
      <style:text-properties officeooo:rsid="00ac1b96" officeooo:paragraph-rsid="00ac1b96"/>
    </style:style>
    <style:style style:name="P175" style:family="paragraph" style:parent-style-name="Standard" style:list-style-name="L54">
      <style:text-properties officeooo:rsid="00adc7a6" officeooo:paragraph-rsid="00adc7a6"/>
    </style:style>
    <style:style style:name="P176" style:family="paragraph" style:parent-style-name="Standard" style:list-style-name="L55">
      <style:text-properties officeooo:rsid="00b018d5" officeooo:paragraph-rsid="00b018d5"/>
    </style:style>
    <style:style style:name="P177" style:family="paragraph" style:parent-style-name="Standard" style:list-style-name="L55">
      <style:text-properties officeooo:rsid="00b0fa80" officeooo:paragraph-rsid="00b0fa80"/>
    </style:style>
    <style:style style:name="P178" style:family="paragraph" style:parent-style-name="Standard" style:list-style-name="L55">
      <style:text-properties officeooo:rsid="00b1d66e" officeooo:paragraph-rsid="00b1d66e"/>
    </style:style>
    <style:style style:name="P179" style:family="paragraph" style:parent-style-name="Standard" style:list-style-name="L55">
      <style:text-properties officeooo:rsid="00b51f78" officeooo:paragraph-rsid="00b51f78"/>
    </style:style>
    <style:style style:name="P180" style:family="paragraph" style:parent-style-name="Standard" style:list-style-name="L56">
      <style:text-properties officeooo:rsid="00b7c856" officeooo:paragraph-rsid="00b7c856"/>
    </style:style>
    <style:style style:name="P181" style:family="paragraph" style:parent-style-name="Standard" style:list-style-name="L56">
      <style:text-properties officeooo:rsid="00b9b7ff" officeooo:paragraph-rsid="00b9b7ff"/>
    </style:style>
    <style:style style:name="P182" style:family="paragraph" style:parent-style-name="Standard" style:list-style-name="L57">
      <style:text-properties officeooo:rsid="00b9f122" officeooo:paragraph-rsid="00b9f122"/>
    </style:style>
    <style:style style:name="P183" style:family="paragraph" style:parent-style-name="Standard" style:list-style-name="L57">
      <style:text-properties officeooo:rsid="00bb8c6c" officeooo:paragraph-rsid="00bb8c6c"/>
    </style:style>
    <style:style style:name="P184" style:family="paragraph" style:parent-style-name="Standard" style:list-style-name="L58">
      <style:text-properties officeooo:rsid="00bb8c6c" officeooo:paragraph-rsid="00bb8c6c"/>
    </style:style>
    <style:style style:name="P185" style:family="paragraph" style:parent-style-name="Standard" style:list-style-name="L58">
      <style:text-properties officeooo:rsid="00bd544b" officeooo:paragraph-rsid="00bd544b"/>
    </style:style>
    <style:style style:name="P186" style:family="paragraph" style:parent-style-name="Standard" style:list-style-name="L58">
      <style:text-properties officeooo:rsid="00bdb942" officeooo:paragraph-rsid="00bdb942"/>
    </style:style>
    <style:style style:name="P187" style:family="paragraph" style:parent-style-name="Standard" style:list-style-name="L59">
      <style:text-properties officeooo:rsid="00c0d906" officeooo:paragraph-rsid="00c0d906"/>
    </style:style>
    <style:style style:name="P188" style:family="paragraph" style:parent-style-name="Standard" style:list-style-name="L59">
      <style:text-properties officeooo:rsid="00c1f219" officeooo:paragraph-rsid="00c1f219"/>
    </style:style>
    <style:style style:name="P189" style:family="paragraph" style:parent-style-name="Standard" style:list-style-name="L59">
      <style:text-properties officeooo:rsid="00c2c838" officeooo:paragraph-rsid="00c2c838"/>
    </style:style>
    <style:style style:name="P190" style:family="paragraph" style:parent-style-name="Standard" style:list-style-name="L59">
      <style:text-properties officeooo:rsid="00c4904f" officeooo:paragraph-rsid="00c4904f"/>
    </style:style>
    <style:style style:name="P191" style:family="paragraph" style:parent-style-name="Standard" style:list-style-name="L59">
      <style:text-properties officeooo:rsid="00c51d93" officeooo:paragraph-rsid="00c51d93"/>
    </style:style>
    <style:style style:name="P192" style:family="paragraph" style:parent-style-name="Standard" style:list-style-name="L59">
      <style:text-properties officeooo:rsid="00c626e7" officeooo:paragraph-rsid="00c626e7"/>
    </style:style>
    <style:style style:name="P193" style:family="paragraph" style:parent-style-name="Standard" style:list-style-name="L60">
      <style:text-properties officeooo:rsid="00c84e4f" officeooo:paragraph-rsid="00c84e4f"/>
    </style:style>
    <style:style style:name="P194" style:family="paragraph" style:parent-style-name="Standard" style:list-style-name="L60">
      <style:text-properties officeooo:rsid="00c96885" officeooo:paragraph-rsid="00c96885"/>
    </style:style>
    <style:style style:name="P195" style:family="paragraph" style:parent-style-name="Standard" style:list-style-name="L60">
      <style:text-properties officeooo:rsid="00cb57fe" officeooo:paragraph-rsid="00cb57fe"/>
    </style:style>
    <style:style style:name="P196" style:family="paragraph" style:parent-style-name="Standard" style:list-style-name="L60">
      <style:text-properties officeooo:rsid="00cc4ca6" officeooo:paragraph-rsid="00cc4ca6"/>
    </style:style>
    <style:style style:name="P197" style:family="paragraph" style:parent-style-name="Standard" style:list-style-name="L60">
      <style:text-properties officeooo:rsid="00cd81c1" officeooo:paragraph-rsid="00cd81c1"/>
    </style:style>
    <style:style style:name="P198" style:family="paragraph" style:parent-style-name="Standard" style:list-style-name="L61">
      <style:text-properties officeooo:rsid="00cf1c9e" officeooo:paragraph-rsid="00cf1c9e"/>
    </style:style>
    <style:style style:name="P199" style:family="paragraph" style:parent-style-name="Standard" style:list-style-name="L62">
      <style:text-properties officeooo:rsid="00d0c31d" officeooo:paragraph-rsid="00d0c31d"/>
    </style:style>
    <style:style style:name="P200" style:family="paragraph" style:parent-style-name="Standard" style:list-style-name="L63">
      <style:text-properties officeooo:rsid="00d1b2c6" officeooo:paragraph-rsid="00d1b2c6"/>
    </style:style>
    <style:style style:name="P201" style:family="paragraph" style:parent-style-name="Standard" style:list-style-name="L64">
      <style:text-properties officeooo:rsid="00d54766" officeooo:paragraph-rsid="00d54766"/>
    </style:style>
    <style:style style:name="P202" style:family="paragraph" style:parent-style-name="Standard" style:list-style-name="L64">
      <style:text-properties officeooo:rsid="00d596ca" officeooo:paragraph-rsid="00d596ca"/>
    </style:style>
    <style:style style:name="P203" style:family="paragraph" style:parent-style-name="Standard" style:list-style-name="L64">
      <style:text-properties officeooo:rsid="00d6b6d4" officeooo:paragraph-rsid="00d6b6d4"/>
    </style:style>
    <style:style style:name="P204" style:family="paragraph" style:parent-style-name="Standard" style:list-style-name="L65">
      <style:text-properties officeooo:rsid="00d773b9" officeooo:paragraph-rsid="00d773b9"/>
    </style:style>
    <style:style style:name="P205" style:family="paragraph" style:parent-style-name="Standard" style:list-style-name="L66">
      <style:text-properties officeooo:rsid="00dae880" officeooo:paragraph-rsid="00dae880"/>
    </style:style>
    <style:style style:name="P206" style:family="paragraph" style:parent-style-name="Standard" style:list-style-name="L67">
      <style:text-properties officeooo:rsid="00dc4023" officeooo:paragraph-rsid="00dc4023"/>
    </style:style>
    <style:style style:name="P207" style:family="paragraph" style:parent-style-name="Standard" style:list-style-name="L68">
      <style:text-properties officeooo:rsid="00ddd020" officeooo:paragraph-rsid="00ddd020"/>
    </style:style>
    <style:style style:name="P208" style:family="paragraph" style:parent-style-name="Standard" style:list-style-name="L69">
      <style:text-properties officeooo:rsid="00df23d6" officeooo:paragraph-rsid="00df23d6"/>
    </style:style>
    <style:style style:name="P209" style:family="paragraph" style:parent-style-name="Standard" style:list-style-name="L70">
      <style:text-properties officeooo:rsid="00e1c9f5" officeooo:paragraph-rsid="00e1c9f5"/>
    </style:style>
    <style:style style:name="P210" style:family="paragraph" style:parent-style-name="Standard" style:list-style-name="L70">
      <style:text-properties officeooo:rsid="00e2d7a8" officeooo:paragraph-rsid="00e2d7a8"/>
    </style:style>
    <style:style style:name="P211" style:family="paragraph" style:parent-style-name="Standard" style:list-style-name="L70">
      <style:text-properties officeooo:rsid="00e38536" officeooo:paragraph-rsid="00e38536"/>
    </style:style>
    <style:style style:name="P212" style:family="paragraph" style:parent-style-name="Standard" style:list-style-name="L71">
      <style:text-properties officeooo:rsid="00e38536" officeooo:paragraph-rsid="00e38536"/>
    </style:style>
    <style:style style:name="P213" style:family="paragraph" style:parent-style-name="Standard" style:list-style-name="L71">
      <style:text-properties officeooo:rsid="00e6745d" officeooo:paragraph-rsid="00e6745d"/>
    </style:style>
    <style:style style:name="P214" style:family="paragraph" style:parent-style-name="Standard" style:list-style-name="L71">
      <style:text-properties officeooo:rsid="00ebf871" officeooo:paragraph-rsid="00ebf871"/>
    </style:style>
    <style:style style:name="P215" style:family="paragraph" style:parent-style-name="Standard" style:list-style-name="L71">
      <style:text-properties fo:color="#cccccc" loext:opacity="100%" style:font-name="Droid Sans Mono" fo:font-size="10.5pt" fo:font-weight="normal" officeooo:rsid="00ebf871" officeooo:paragraph-rsid="00ebf871" fo:background-color="#1f1f1f"/>
    </style:style>
    <style:style style:name="P216" style:family="paragraph" style:parent-style-name="Standard" style:list-style-name="L71">
      <style:text-properties officeooo:rsid="00ecea29" officeooo:paragraph-rsid="00ecea29"/>
    </style:style>
    <style:style style:name="P217" style:family="paragraph" style:parent-style-name="Standard" style:list-style-name="L71">
      <style:text-properties officeooo:rsid="00ed5efa" officeooo:paragraph-rsid="00ed5efa"/>
    </style:style>
    <style:style style:name="P218" style:family="paragraph" style:parent-style-name="Standard" style:list-style-name="L71">
      <style:text-properties officeooo:rsid="00ed78ec" officeooo:paragraph-rsid="00ed78ec"/>
    </style:style>
    <style:style style:name="P219" style:family="paragraph" style:parent-style-name="Standard" style:list-style-name="L72">
      <style:text-properties officeooo:rsid="00ef9691" officeooo:paragraph-rsid="00ef9691"/>
    </style:style>
    <style:style style:name="P220" style:family="paragraph" style:parent-style-name="Standard" style:list-style-name="L73">
      <style:text-properties officeooo:rsid="00ef9691" officeooo:paragraph-rsid="00ef9691"/>
    </style:style>
    <style:style style:name="P221" style:family="paragraph" style:parent-style-name="Standard" style:list-style-name="L74">
      <style:text-properties officeooo:rsid="00ef9dde" officeooo:paragraph-rsid="00ef9dde"/>
    </style:style>
    <style:style style:name="P222" style:family="paragraph" style:parent-style-name="Standard" style:list-style-name="L75">
      <style:text-properties officeooo:rsid="00f111a2" officeooo:paragraph-rsid="00f111a2"/>
    </style:style>
    <style:style style:name="P223" style:family="paragraph" style:parent-style-name="Standard" style:list-style-name="L75">
      <style:text-properties officeooo:rsid="00f2ca27" officeooo:paragraph-rsid="00f2ca27"/>
    </style:style>
    <style:style style:name="P224" style:family="paragraph" style:parent-style-name="Standard" style:list-style-name="L76">
      <style:text-properties officeooo:rsid="00f35881" officeooo:paragraph-rsid="00f35881"/>
    </style:style>
    <style:style style:name="P225" style:family="paragraph" style:parent-style-name="Standard" style:list-style-name="L77">
      <style:text-properties officeooo:rsid="00f21988" officeooo:paragraph-rsid="00f21988"/>
    </style:style>
    <style:style style:name="P226" style:family="paragraph" style:parent-style-name="Standard" style:list-style-name="L78">
      <style:text-properties officeooo:rsid="00f52748" officeooo:paragraph-rsid="00f52748"/>
    </style:style>
    <style:style style:name="P227" style:family="paragraph" style:parent-style-name="Standard" style:list-style-name="L79">
      <style:text-properties officeooo:rsid="00f6382f" officeooo:paragraph-rsid="00f6382f"/>
    </style:style>
    <style:style style:name="P228" style:family="paragraph" style:parent-style-name="Standard" style:list-style-name="L80">
      <style:text-properties officeooo:rsid="00f815b6" officeooo:paragraph-rsid="00f815b6"/>
    </style:style>
    <style:style style:name="P229" style:family="paragraph" style:parent-style-name="Standard" style:list-style-name="L81">
      <style:text-properties officeooo:rsid="00f8b405" officeooo:paragraph-rsid="00f8b405"/>
    </style:style>
    <style:style style:name="P230" style:family="paragraph" style:parent-style-name="Standard" style:list-style-name="L82">
      <style:text-properties officeooo:rsid="00f8cb5e" officeooo:paragraph-rsid="00f8cb5e"/>
    </style:style>
    <style:style style:name="P231" style:family="paragraph" style:parent-style-name="Standard" style:list-style-name="L83">
      <style:text-properties officeooo:rsid="00fa2267" officeooo:paragraph-rsid="00fa2267"/>
    </style:style>
    <style:style style:name="P232" style:family="paragraph" style:parent-style-name="Standard" style:list-style-name="L84">
      <style:text-properties officeooo:rsid="00fa22d7" officeooo:paragraph-rsid="00fa22d7"/>
    </style:style>
    <style:style style:name="P233" style:family="paragraph" style:parent-style-name="Standard" style:list-style-name="L84">
      <style:text-properties officeooo:rsid="00fac2bf" officeooo:paragraph-rsid="00fac2bf"/>
    </style:style>
    <style:style style:name="P234" style:family="paragraph" style:parent-style-name="Standard" style:list-style-name="L85">
      <style:text-properties officeooo:rsid="00fb059e" officeooo:paragraph-rsid="00fb059e"/>
    </style:style>
    <style:style style:name="P235" style:family="paragraph" style:parent-style-name="Standard" style:list-style-name="L86">
      <style:text-properties officeooo:rsid="00fc1d76" officeooo:paragraph-rsid="00fc1d76"/>
    </style:style>
    <style:style style:name="P236" style:family="paragraph" style:parent-style-name="Standard" style:list-style-name="L86">
      <style:text-properties officeooo:rsid="00fc272f" officeooo:paragraph-rsid="00fc272f"/>
    </style:style>
    <style:style style:name="P237" style:family="paragraph" style:parent-style-name="Standard" style:list-style-name="L86">
      <style:text-properties officeooo:rsid="00feb459" officeooo:paragraph-rsid="00feb459"/>
    </style:style>
    <style:style style:name="P238" style:family="paragraph" style:parent-style-name="Standard" style:list-style-name="L86">
      <style:text-properties officeooo:rsid="01009069" officeooo:paragraph-rsid="01009069"/>
    </style:style>
    <style:style style:name="P239" style:family="paragraph" style:parent-style-name="Standard" style:list-style-name="L86">
      <style:text-properties officeooo:rsid="010212ba" officeooo:paragraph-rsid="010212ba"/>
    </style:style>
    <style:style style:name="P240" style:family="paragraph" style:parent-style-name="Standard" style:list-style-name="L87">
      <style:text-properties officeooo:rsid="01030b0d" officeooo:paragraph-rsid="01030b0d"/>
    </style:style>
    <style:style style:name="P241" style:family="paragraph" style:parent-style-name="Standard" style:list-style-name="L87">
      <style:text-properties officeooo:rsid="0103feaf" officeooo:paragraph-rsid="0103feaf"/>
    </style:style>
    <style:style style:name="P242" style:family="paragraph" style:parent-style-name="Standard" style:list-style-name="L87">
      <style:text-properties officeooo:rsid="010363d2" officeooo:paragraph-rsid="010363d2"/>
    </style:style>
    <style:style style:name="P243" style:family="paragraph" style:parent-style-name="Standard" style:list-style-name="L88">
      <style:text-properties officeooo:rsid="0105c6be" officeooo:paragraph-rsid="0105c6be"/>
    </style:style>
    <style:style style:name="P244" style:family="paragraph" style:parent-style-name="Standard" style:list-style-name="L89">
      <style:text-properties officeooo:rsid="0105c6be" officeooo:paragraph-rsid="0105c6be"/>
    </style:style>
    <style:style style:name="P245" style:family="paragraph" style:parent-style-name="Standard" style:list-style-name="L89">
      <style:paragraph-properties>
        <style:tab-stops>
          <style:tab-stop style:position="1.349cm"/>
        </style:tab-stops>
      </style:paragraph-properties>
      <style:text-properties officeooo:rsid="0105f1e8" officeooo:paragraph-rsid="0105f1e8"/>
    </style:style>
    <style:style style:name="P246" style:family="paragraph" style:parent-style-name="Standard" style:list-style-name="L90">
      <style:paragraph-properties>
        <style:tab-stops>
          <style:tab-stop style:position="1.349cm"/>
        </style:tab-stops>
      </style:paragraph-properties>
      <style:text-properties officeooo:rsid="01066f70" officeooo:paragraph-rsid="01066f70"/>
    </style:style>
    <style:style style:name="P247" style:family="paragraph" style:parent-style-name="Standard" style:list-style-name="L90">
      <style:paragraph-properties>
        <style:tab-stops>
          <style:tab-stop style:position="1.349cm"/>
        </style:tab-stops>
      </style:paragraph-properties>
      <style:text-properties officeooo:rsid="0107946a" officeooo:paragraph-rsid="0107946a"/>
    </style:style>
    <style:style style:name="P248" style:family="paragraph" style:parent-style-name="Standard" style:list-style-name="L91">
      <style:paragraph-properties>
        <style:tab-stops>
          <style:tab-stop style:position="1.349cm"/>
        </style:tab-stops>
      </style:paragraph-properties>
      <style:text-properties officeooo:rsid="010a7cac" officeooo:paragraph-rsid="010a7cac"/>
    </style:style>
    <style:style style:name="P249" style:family="paragraph" style:parent-style-name="Standard" style:list-style-name="L92">
      <style:paragraph-properties>
        <style:tab-stops>
          <style:tab-stop style:position="1.349cm"/>
        </style:tab-stops>
      </style:paragraph-properties>
      <style:text-properties officeooo:rsid="010c2397" officeooo:paragraph-rsid="010c2397"/>
    </style:style>
    <style:style style:name="P250" style:family="paragraph" style:parent-style-name="Standard" style:list-style-name="L92">
      <style:paragraph-properties>
        <style:tab-stops>
          <style:tab-stop style:position="1.349cm"/>
        </style:tab-stops>
      </style:paragraph-properties>
      <style:text-properties officeooo:rsid="010de34d" officeooo:paragraph-rsid="010de34d"/>
    </style:style>
    <style:style style:name="P251" style:family="paragraph" style:parent-style-name="Standard" style:list-style-name="L93">
      <style:paragraph-properties>
        <style:tab-stops>
          <style:tab-stop style:position="1.349cm"/>
        </style:tab-stops>
      </style:paragraph-properties>
      <style:text-properties officeooo:rsid="010efc33" officeooo:paragraph-rsid="010efc33"/>
    </style:style>
    <style:style style:name="P252" style:family="paragraph" style:parent-style-name="Standard" style:list-style-name="L93">
      <style:paragraph-properties>
        <style:tab-stops>
          <style:tab-stop style:position="1.349cm"/>
        </style:tab-stops>
      </style:paragraph-properties>
      <style:text-properties officeooo:rsid="010fd200" officeooo:paragraph-rsid="010fd200"/>
    </style:style>
    <style:style style:name="P253" style:family="paragraph" style:parent-style-name="Standard" style:list-style-name="L94">
      <style:paragraph-properties>
        <style:tab-stops>
          <style:tab-stop style:position="1.349cm"/>
        </style:tab-stops>
      </style:paragraph-properties>
      <style:text-properties officeooo:rsid="01112ac1" officeooo:paragraph-rsid="01112ac1"/>
    </style:style>
    <style:style style:name="P254" style:family="paragraph" style:parent-style-name="Standard" style:list-style-name="L95">
      <style:paragraph-properties>
        <style:tab-stops>
          <style:tab-stop style:position="1.349cm"/>
        </style:tab-stops>
      </style:paragraph-properties>
      <style:text-properties officeooo:rsid="011315b5" officeooo:paragraph-rsid="011315b5"/>
    </style:style>
    <style:style style:name="P255" style:family="paragraph" style:parent-style-name="Standard" style:list-style-name="L96">
      <style:paragraph-properties>
        <style:tab-stops>
          <style:tab-stop style:position="1.349cm"/>
        </style:tab-stops>
      </style:paragraph-properties>
      <style:text-properties officeooo:rsid="011579ab" officeooo:paragraph-rsid="011579ab"/>
    </style:style>
    <style:style style:name="P256" style:family="paragraph" style:parent-style-name="Standard" style:list-style-name="L97">
      <style:paragraph-properties>
        <style:tab-stops>
          <style:tab-stop style:position="1.349cm"/>
        </style:tab-stops>
      </style:paragraph-properties>
      <style:text-properties officeooo:rsid="011579ab" officeooo:paragraph-rsid="011579ab"/>
    </style:style>
    <style:style style:name="P257" style:family="paragraph" style:parent-style-name="Standard" style:list-style-name="L98">
      <style:paragraph-properties>
        <style:tab-stops>
          <style:tab-stop style:position="1.349cm"/>
        </style:tab-stops>
      </style:paragraph-properties>
      <style:text-properties officeooo:rsid="01166a8d" officeooo:paragraph-rsid="01166a8d"/>
    </style:style>
    <style:style style:name="P258" style:family="paragraph" style:parent-style-name="Standard">
      <style:paragraph-properties>
        <style:tab-stops>
          <style:tab-stop style:position="1.349cm"/>
        </style:tab-stops>
      </style:paragraph-properties>
      <style:text-properties officeooo:rsid="01166a8d" officeooo:paragraph-rsid="01166a8d"/>
    </style:style>
    <style:style style:name="P259" style:family="paragraph" style:parent-style-name="Standard">
      <style:paragraph-properties>
        <style:tab-stops>
          <style:tab-stop style:position="1.349cm"/>
        </style:tab-stops>
      </style:paragraph-properties>
      <style:text-properties officeooo:rsid="0119a32c" officeooo:paragraph-rsid="0119a32c"/>
    </style:style>
    <style:style style:name="P260" style:family="paragraph" style:parent-style-name="Standard" style:list-style-name="L99">
      <style:paragraph-properties>
        <style:tab-stops>
          <style:tab-stop style:position="1.349cm"/>
        </style:tab-stops>
      </style:paragraph-properties>
      <style:text-properties officeooo:rsid="0119a32c" officeooo:paragraph-rsid="0119a32c"/>
    </style:style>
    <style:style style:name="P261" style:family="paragraph" style:parent-style-name="Standard" style:list-style-name="L100">
      <style:paragraph-properties>
        <style:tab-stops>
          <style:tab-stop style:position="1.349cm"/>
        </style:tab-stops>
      </style:paragraph-properties>
      <style:text-properties officeooo:rsid="0119a32c" officeooo:paragraph-rsid="0119a32c"/>
    </style:style>
    <style:style style:name="T1" style:family="text">
      <style:text-properties officeooo:rsid="0020570d"/>
    </style:style>
    <style:style style:name="T2" style:family="text">
      <style:text-properties style:font-name="Monospace" fo:font-size="10pt" style:font-size-asian="10pt"/>
    </style:style>
    <style:style style:name="T3" style:family="text">
      <style:text-properties style:font-name="Monospace" fo:font-size="10pt" officeooo:rsid="002a0dcd" style:font-size-asian="10pt"/>
    </style:style>
    <style:style style:name="T4" style:family="text">
      <style:text-properties style:font-name="Monospace" fo:font-size="10pt" officeooo:rsid="002d2376" style:font-size-asian="10pt"/>
    </style:style>
    <style:style style:name="T5" style:family="text">
      <style:text-properties style:font-name="Monospace" fo:font-size="10pt" fo:font-style="italic" style:font-size-asian="10pt" style:font-style-asian="italic"/>
    </style:style>
    <style:style style:name="T6" style:family="text">
      <style:text-properties officeooo:rsid="00385e98"/>
    </style:style>
    <style:style style:name="T7" style:family="text">
      <style:text-properties officeooo:rsid="003a811a"/>
    </style:style>
    <style:style style:name="T8" style:family="text">
      <style:text-properties officeooo:rsid="003c4de0"/>
    </style:style>
    <style:style style:name="T9" style:family="text">
      <style:text-properties officeooo:rsid="008c6a90"/>
    </style:style>
    <style:style style:name="T10" style:family="text">
      <style:text-properties officeooo:rsid="00933d59"/>
    </style:style>
    <style:style style:name="T11" style:family="text">
      <style:text-properties officeooo:rsid="0094a1ac"/>
    </style:style>
    <style:style style:name="T12" style:family="text">
      <style:text-properties officeooo:rsid="00b1d66e"/>
    </style:style>
    <style:style style:name="T13" style:family="text">
      <style:text-properties officeooo:rsid="00bd544b"/>
    </style:style>
    <style:style style:name="T14" style:family="text">
      <style:text-properties officeooo:rsid="00c626e7"/>
    </style:style>
    <style:style style:name="T15" style:family="text">
      <style:text-properties style:text-position="super 58%"/>
    </style:style>
    <style:style style:name="T16" style:family="text">
      <style:text-properties officeooo:rsid="00e49ae0"/>
    </style:style>
    <style:style style:name="T17" style:family="text">
      <style:text-properties officeooo:rsid="00e6d5db"/>
    </style:style>
    <style:style style:name="T18" style:family="text">
      <style:text-properties officeooo:rsid="00e94fe0"/>
    </style:style>
    <style:style style:name="T19" style:family="text">
      <style:text-properties fo:color="#ce9178" loext:opacity="100%"/>
    </style:style>
    <style:style style:name="T20" style:family="text">
      <style:text-properties officeooo:rsid="00ef9dde"/>
    </style:style>
    <style:style style:name="T21" style:family="text">
      <style:text-properties officeooo:rsid="00fc272f"/>
    </style:style>
    <style:style style:name="T22" style:family="text">
      <style:text-properties officeooo:rsid="010212ba"/>
    </style:style>
    <style:style style:name="T23" style:family="text">
      <style:text-properties officeooo:rsid="010363d2"/>
    </style:style>
    <style:style style:name="T24" style:family="text">
      <style:text-properties officeooo:rsid="0105c6be"/>
    </style:style>
    <style:style style:name="T25" style:family="text">
      <style:text-properties officeooo:rsid="010a7cac"/>
    </style:style>
    <style:style style:name="T26" style:family="text">
      <style:text-properties officeooo:rsid="011450aa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at is Java Bean?</text:p>
      <text:list xml:id="list867273806" text:style-name="L1">
        <text:list-item>
          <text:p text:style-name="P91">Any java class which follows beans specificiation rules is called as Java beans</text:p>
        </text:list-item>
        <text:list-item>
          <text:p text:style-name="P91">class shuld be implemente serializable interface </text:p>
        </text:list-item>
        <text:list-item>
          <text:p text:style-name="P91">class should have private data members(variable)</text:p>
        </text:list-item>
        <text:list-item>
          <text:p text:style-name="P91">every private variable should have public setter &amp; getter methodologies</text:p>
        </text:list-item>
        <text:list-item>
          <text:p text:style-name="P91">class should have zero parameter constructor</text:p>
        </text:list-item>
        <text:list-item>
          <text:p text:style-name="P91">Note: bean classes are used to write business logic and to store and retrieve data.</text:p>
        </text:list-item>
      </text:list>
      <text:p text:style-name="P1">What is component?</text:p>
      <text:list xml:id="list1679166869" text:style-name="L2">
        <text:list-item>
          <text:p text:style-name="P92">Java class which contains bussiness logic is called as component class</text:p>
        </text:list-item>
        <text:list-item>
          <text:p text:style-name="P92">Ex: Component,service,DAO classes</text:p>
        </text:list-item>
        <text:list-item>
          <text:p text:style-name="P92">controller classes will have logic to deal with request and response</text:p>
        </text:list-item>
        <text:list-item>
          <text:p text:style-name="P92">service classes will have business logic of our projects</text:p>
        </text:list-item>
        <text:list-item>
          <text:p text:style-name="P92">Ex: Generate OTP,Send OTP,Send Email, Encrypt, Decrypt PWD etc</text:p>
        </text:list-item>
        <text:list-item>
          <text:p text:style-name="P92">DAO classes will contatin the logic to communicate with database.</text:p>
        </text:list-item>
      </text:list>
      <text:p text:style-name="P2">Field Injection?</text:p>
      <text:list xml:id="list1599797950" text:style-name="L3">
        <text:list-item>
          <text:p text:style-name="P93">Field injection means, injecting depending object into target class using target class variable is called as field injection.</text:p>
        </text:list-item>
      </text:list>
      <text:p text:style-name="P3">IOC Container?</text:p>
      <text:list xml:id="list36158524" text:style-name="L4">
        <text:list-item>
          <text:p text:style-name="P94">Ioc stands for inversion of <text:s/>control</text:p>
        </text:list-item>
        <text:list-item>
          <text:p text:style-name="P94">ioc is responsible for dependency injection in spring application </text:p>
        </text:list-item>
        <text:list-item>
          <text:p text:style-name="P95">dependency injection means creating and injecting dependent bean object into target bean classes</text:p>
        </text:list-item>
        <text:list-item>
          <text:p text:style-name="P95">Note: IOC container will manage life cycle of spring beans</text:p>
        </text:list-item>
      </text:list>
      <text:p text:style-name="P4">What is Spring bean?</text:p>
      <text:list xml:id="list2640988793" text:style-name="L5">
        <text:list-item>
          <text:p text:style-name="P96">Any java class whose lifecycle (creation to destruction) is managed by IOC is called as Spring bean.</text:p>
        </text:list-item>
        <text:list-item>
          <text:p text:style-name="P97">We can represent java class as spring bean in 2 ways</text:p>
        </text:list-item>
        <text:list-item>
          <text:p text:style-name="P98">xml approach <text:s text:c="2"/><text:span text:style-name="T1">EX:&lt;bean id=”id1” class=”pkg.className”/&gt;</text:span></text:p>
        </text:list-item>
        <text:list-item>
          <text:p text:style-name="P98">, annotation approach <text:s/><text:span text:style-name="T1">Ex: @Component ,@service, @Repository etc.</text:span></text:p>
        </text:list-item>
      </text:list>
      <text:p text:style-name="P6">Note :in spring we can use both XML and annotation approaches.spring boot will support only annotation (no xml)</text:p>
      <text:p text:style-name="P5">How to start IOC in spring?</text:p>
      <text:p text:style-name="P5">1.bean factory</text:p>
      <text:p text:style-name="P5">2.applicationContext</text:p>
      <text:p text:style-name="P5"/>
      <text:p text:style-name="P7">EX: ApplicationContext context=new ClassPathXmlApplicationContext(String configFile);</text:p>
      <text:p text:style-name="P7">Note:Bean Configuration file contains Bean Defintions</text:p>
      <text:p text:style-name="P8">(target class,dependent class,Dependence injection type)</text:p>
      <text:p text:style-name="P8"/>
      <text:p text:style-name="P9">Note:When IOC contatiner started it will read bean defintions from Bean configuration file and it will perform dependency injection.</text:p>
      <text:p text:style-name="P9"/>
      <text:p text:style-name="P10">Different Between BeanFactory &amp; ApplicationContext</text:p>
      <text:p text:style-name="P10">BeanFactory interface having-XmlBeanFactory as implementation class</text:p>
      <text:p text:style-name="P10">ApplicationContext inteface having-clasPathXmlApplicationContext as implement.</text:p>
      <text:p text:style-name="P10"/>
      <text:list xml:id="list3158160511" text:style-name="L6">
        <text:list-item>
          <text:p text:style-name="P99">BeanFactory will follow lazy loading concept that means when we request then only it will create bean object.</text:p>
        </text:list-item>
        <text:list-item>
          <text:p text:style-name="P99">Application context <text:s/>will follow eager Loading for singleton beans.for prototype beans it will also follow lazy loading </text:p>
        </text:list-item>
        <text:list-item>
          <text:p text:style-name="P99">Note:spring bean default scope is singleton</text:p>
        </text:list-item>
      </text:list>
      <text:p text:style-name="P11"/>
      <text:p text:style-name="P12"><text:soft-page-break/>Eager Loading means creating objects for spring beans when IOC starts</text:p>
      <text:p text:style-name="P12">Laxy Loading creating <text:s/>objects for spring beans when we call getBean() method.</text:p>
      <text:p text:style-name="P12"/>
      <text:p text:style-name="P13">How to differnentiate Setter injection &amp; Construction injection in Bean Config File?</text:p>
      <text:list xml:id="list967152489" text:style-name="L7">
        <text:list-item>
          <text:p text:style-name="P100">&lt;property/&gt; tag represents setter injection</text:p>
        </text:list-item>
        <text:list-item>
          <text:p text:style-name="P100">&lt;constructor-args/&gt;tag represents constructor injection</text:p>
        </text:list-item>
        <text:list-item>
          <text:p text:style-name="P100"/>
        </text:list-item>
        <text:list-item>
          <text:p text:style-name="P101"><text:span text:style-name="T2"><text:tab/><text:tab/>&lt;bean id=</text:span><text:span text:style-name="T5">"petrolEng"</text:span><text:span text:style-name="T2"> class=</text:span><text:span text:style-name="T5">"PetrolEngine"</text:span><text:span text:style-name="T2">/&gt;</text:span></text:p>
        </text:list-item>
        <text:list-item>
          <text:p text:style-name="P101"><text:span text:style-name="T2"><text:tab/><text:tab/><text:tab/><text:tab/>&lt;bean id=</text:span><text:span text:style-name="T5">"dieselEngine"</text:span><text:span text:style-name="T2"> class=</text:span><text:span text:style-name="T5">"DieselEngine"</text:span><text:span text:style-name="T2">/&gt;</text:span></text:p>
        </text:list-item>
        <text:list-item>
          <text:p text:style-name="P101"><text:span text:style-name="T2"><text:tab/><text:tab/>&lt;bean id=</text:span><text:span text:style-name="T5">"car"</text:span><text:span text:style-name="T2"> class=</text:span><text:span text:style-name="T5">"Car"</text:span><text:span text:style-name="T2">&gt;</text:span></text:p>
        </text:list-item>
        <text:list-item>
          <text:p text:style-name="P101"><text:span text:style-name="T2"><text:tab/><text:tab/>&lt;property name=</text:span><text:span text:style-name="T5">"eng"</text:span><text:span text:style-name="T2"> ref=</text:span><text:span text:style-name="T5">"petrolEng"</text:span><text:span text:style-name="T2">&gt;&lt;/property&gt;</text:span></text:p>
        </text:list-item>
        <text:list-item>
          <text:p text:style-name="P102"><text:tab/><text:tab/>&lt;/bean&gt;</text:p>
        </text:list-item>
        <text:list-item>
          <text:p text:style-name="P102">when we perform both SI &amp;CI <text:s/>then SI will override CI Value.</text:p>
        </text:list-item>
      </text:list>
      <text:p text:style-name="P14"/>
      <text:p text:style-name="P15">Bean Scope</text:p>
      <text:list xml:id="list2467200569" text:style-name="L8">
        <text:list-item>
          <text:p text:style-name="P103">scope represents how many object should be created for a spring bean.</text:p>
        </text:list-item>
        <text:list-item>
          <text:p text:style-name="P103">In spring framework we have below scopes</text:p>
        </text:list-item>
        <text:list-item>
          <text:p text:style-name="P103">1.singleton-- defult scope</text:p>
        </text:list-item>
        <text:list-item>
          <text:p text:style-name="P103">2.prototye</text:p>
        </text:list-item>
        <text:list-item>
          <text:p text:style-name="P123"><text:span text:style-name="T2">3.reques</text:span><text:span text:style-name="T3">t</text:span></text:p>
        </text:list-item>
        <text:list-item>
          <text:p text:style-name="P124"><text:span text:style-name="T3">4.</text:span><text:span text:style-name="T2">session</text:span></text:p>
        </text:list-item>
        <text:list-item>
          <text:p text:style-name="P104">to represent bean scope we will use “Scope” attribute</text:p>
        </text:list-item>
        <text:list-item>
          <text:p text:style-name="P104">&lt;bean id=”id” class=”pkg.className” scope=”singleton|prototype|request|session”/&gt;</text:p>
        </text:list-item>
        <text:list-item>
          <text:p text:style-name="P105">singleton scope means only one object will be created for the class in IOC container.</text:p>
        </text:list-item>
        <text:list-item>
          <text:p text:style-name="P124"><text:span text:style-name="T2">Prototypes scope means every time new object will be created</text:span><text:span text:style-name="T4"> for class in IOC classes.</text:span></text:p>
        </text:list-item>
        <text:list-item>
          <text:p text:style-name="P106">Prototype scope means every time <text:s/>new object will be created.</text:p>
        </text:list-item>
        <text:list-item>
          <text:p text:style-name="P107">Note:request &amp; session scope are related to webMVC Module.</text:p>
        </text:list-item>
      </text:list>
      <text:p text:style-name="P16"/>
      <text:p text:style-name="P17">Why Spring bean is by default singleton?</text:p>
      <text:list xml:id="list1681375451" text:style-name="L9">
        <text:list-item>
          <text:p text:style-name="P108">To save memory of JVM spring team made singleton as default scope for the spring beans</text:p>
        </text:list-item>
        <text:list-item>
          <text:p text:style-name="P109">Ex:RestController,controllers, services and DAOs will be considered as singleton in the project.</text:p>
        </text:list-item>
      </text:list>
      <text:p text:style-name="P18"/>
      <text:p text:style-name="P18">Autowiring:</text:p>
      <text:list xml:id="list1708236543" text:style-name="L10">
        <text:list-item>
          <text:p text:style-name="P110">we can inject dependent bean into target in 2 ways.</text:p>
        </text:list-item>
        <text:list-item>
          <text:p text:style-name="P110">1. manually</text:p>
        </text:list-item>
        <text:list-item>
          <text:p text:style-name="P110">2. autowiring</text:p>
        </text:list-item>
        <text:list-item>
          <text:p text:style-name="P110">manual wiring means programmer will inject dpendent object into target object using &lt;property/&gt; tag or&lt;constructor-arg/&gt;</text:p>
        </text:list-item>
        <text:list-item>
          <text:p text:style-name="P111">Autowiring means IOC Container will identify dependent and will inject into target object (we no need to use any ref attribute).</text:p>
        </text:list-item>
        <text:list-item>
          <text:p text:style-name="P112">Autowring will work based on below modes</text:p>
        </text:list-item>
        <text:list-item>
          <text:p text:style-name="P112">1.byName</text:p>
        </text:list-item>
        <text:list-item>
          <text:p text:style-name="P112">2.byType</text:p>
        </text:list-item>
        <text:list-item>
          <text:p text:style-name="P112">3.constructor</text:p>
        </text:list-item>
        <text:list-item>
          <text:p text:style-name="P112">4.no</text:p>
        </text:list-item>
        <text:list-item>
          <text:p text:style-name="P113">Note:Autowring will not work bydefault,we have to enable autowiring on target bean like below.</text:p>
        </text:list-item>
        <text:list-item>
          <text:p text:style-name="P113"><text:s/>&lt;bean id=”id” class=”pkg.Classname” auto-wire=<text:tab/>“byName|byType|constructor|no”&gt;</text:p>
        </text:list-item>
        <text:list-item>
          <text:p text:style-name="P114">Note:in the above example Car class variable name is matched with ‘DieselIEEngine’ bean id hence DieselIEEnigine obj will be injected into Car.</text:p>
        </text:list-item>
      </text:list>
      <text:p text:style-name="P19">ByType</text:p>
      <text:list xml:id="list3677151062" text:style-name="L11">
        <text:list-item>
          <text:p text:style-name="P115">byType means IOC will identity dependent bean object based on data type of the variable in target class.</text:p>
        </text:list-item>
        <text:list-item>
          <text:p text:style-name="P116">Private Iengine rng;=&gt;data type of eng is Iengine which is interface</text:p>
        </text:list-item>
        <text:list-item>
          <text:p text:style-name="P116"><text:soft-page-break/>if one interface having 2 implementations <text:s/>then there is chance of getting ambiguity problem. To overcome that we need to use ‘autowired-candidate’ attribute.</text:p>
        </text:list-item>
        <text:list-item>
          <text:p text:style-name="P116">autowire-candicate=false; -&gt; not eligible for autowire</text:p>
        </text:list-item>
        <text:list-item>
          <text:p text:style-name="P116">autowire-candidate=true; -&gt; eligible for autowire</text:p>
        </text:list-item>
      </text:list>
      <text:p text:style-name="P20">Spring Beans Life Cycle</text:p>
      <text:list xml:id="list513624370" text:style-name="L12">
        <text:list-item>
          <text:p text:style-name="P117">life cycle means starting to ending or birth to death</text:p>
        </text:list-item>
        <text:list-item>
          <text:p text:style-name="P117">1.Thread life cycle</text:p>
        </text:list-item>
        <text:list-item>
          <text:p text:style-name="P117">2.servlet life cycle</text:p>
        </text:list-item>
        <text:list-item>
          <text:p text:style-name="P117">3.jsp life cycle</text:p>
        </text:list-item>
        <text:list-item>
          <text:p text:style-name="P117">4.spring bean life cycle.</text:p>
        </text:list-item>
        <text:list-item>
          <text:p text:style-name="P118">Spring bean object creation and object destruction will be taken care by IOC Container</text:p>
        </text:list-item>
        <text:list-item>
          <text:p text:style-name="P118">spring bean life cycle will be managed by IOC Container.</text:p>
        </text:list-item>
        <text:list-item>
          <text:p text:style-name="P118">We can perform some operations using Bean Life Cycle Methods.</text:p>
        </text:list-item>
        <text:list-item>
          <text:p text:style-name="P118">Init()-&gt;initialization logic</text:p>
        </text:list-item>
        <text:list-item>
          <text:p text:style-name="P118">destory()-destruction logic</text:p>
        </text:list-item>
        <text:list-item>
          <text:p text:style-name="P118">spring bean life cycle <text:span text:style-name="T6">methods we can execute in 3 ways</text:span></text:p>
        </text:list-item>
        <text:list-item>
          <text:p text:style-name="P119">1.XML Approach</text:p>
        </text:list-item>
        <text:list-item>
          <text:p text:style-name="P119">2.Programmeatic appraoch</text:p>
        </text:list-item>
        <text:list-item>
          <text:p text:style-name="P119">3.annotations</text:p>
        </text:list-item>
      </text:list>
      <text:p text:style-name="P21">Bean Life Cycle using XML Approach</text:p>
      <text:list xml:id="list3251079482" text:style-name="L13">
        <text:list-item>
          <text:p text:style-name="P120">&lt;bean id=”motor” class=”in.ashokit.beans.Motor” init-method=”start” destrory-method=”stop”/&gt;</text:p>
        </text:list-item>
        <text:list-item>
          <text:p text:style-name="P120">init method -&gt;This attribute represents the method which should <text:span text:style-name="T8">be called </text:span><text:s/>after bean obj created.</text:p>
        </text:list-item>
        <text:list-item>
          <text:p text:style-name="P120">Destroy-method-&gt;this attribute represents the method which should <text:span text:style-name="T7">called</text:span> when bean obj removing from IOC</text:p>
        </text:list-item>
      </text:list>
      <text:p text:style-name="P21"/>
      <text:p text:style-name="P22">Bean Life Cycle using Programmatic Approach</text:p>
      <text:list xml:id="list1762211626" text:style-name="L14">
        <text:list-item>
          <text:p text:style-name="P121">we need to implement predefined interfaces provided by spring framework</text:p>
        </text:list-item>
        <text:list-item>
          <text:p text:style-name="P121">1.initializingBean()-&gt;afterPropertiesSet()</text:p>
        </text:list-item>
        <text:list-item>
          <text:p text:style-name="P121">2.DisposableBean()-&gt;destory()</text:p>
        </text:list-item>
      </text:list>
      <text:p text:style-name="P22"/>
      <text:p text:style-name="P23">Bean LifeCycle <text:s/>using Annotation Approach</text:p>
      <text:list xml:id="list1711472852" text:style-name="L15">
        <text:list-item>
          <text:p text:style-name="P122">@PostConstruct-&gt;it represents init method</text:p>
        </text:list-item>
        <text:list-item>
          <text:p text:style-name="P122">@PreDestory -&gt;it represents destory </text:p>
        </text:list-item>
      </text:list>
      <text:p text:style-name="P24"/>
      <text:p text:style-name="Standard">Spring Annotations</text:p>
      <text:list xml:id="list1762785364" text:style-name="L16">
        <text:list-item>
          <text:p text:style-name="P125">annotation -&gt;represent metadata</text:p>
        </text:list-item>
        <text:list-item>
          <text:p text:style-name="P125">annotation introduced in java 1.5v</text:p>
        </text:list-item>
        <text:list-item>
          <text:p text:style-name="P125">annotations are alternate for xml configurations</text:p>
        </text:list-item>
        <text:list-item>
          <text:p text:style-name="P125">in spring framework we have several annotation</text:p>
        </text:list-item>
        <text:list-item>
          <text:p text:style-name="P125">@Configuration : To represents java class as Configuration class</text:p>
        </text:list-item>
        <text:list-item>
          <text:p text:style-name="P125">@ComponentScan : To identify Spring bean classes in the project</text:p>
        </text:list-item>
        <text:list-item>
          <text:p text:style-name="P125">@Component- to represent java class as Spring bean</text:p>
        </text:list-item>
        <text:list-item>
          <text:p text:style-name="P125">@Service – to represent java class as spring bean (Business Layerclass)</text:p>
        </text:list-item>
        <text:list-item>
          <text:p text:style-name="P125">@Repository – to represent <text:s/>java class as Spring bean <text:s/>(Persistance Layer)</text:p>
        </text:list-item>
        <text:list-item>
          <text:p text:style-name="P125">@Scope – to represent bean scope</text:p>
        </text:list-item>
        <text:list-item>
          <text:p text:style-name="P125">@Autowired – to perform dependency injection </text:p>
        </text:list-item>
        <text:list-item>
          <text:p text:style-name="P125">@Qualifier <text:s/>- to perform <text:s/>autowiring based on byName</text:p>
        </text:list-item>
        <text:list-item>
          <text:p text:style-name="P125">@Primary – To represent primary bean for autowiring</text:p>
        </text:list-item>
        <text:list-item>
          <text:p text:style-name="P125">@Bean – to call the method which returns bean object</text:p>
        </text:list-item>
      </text:list>
      <text:p text:style-name="Standard">Spring boot</text:p>
      <text:list xml:id="list1801603174" text:style-name="L17">
        <text:list-item>
          <text:p text:style-name="P126">spring boot is one approach to developspring based applications with less configuration.</text:p>
        </text:list-item>
        <text:list-item>
          <text:p text:style-name="P126">Spring boot=spring framework-xml configuration</text:p>
        </text:list-item>
        <text:list-item>
          <text:p text:style-name="P126">spring boot is not replacement for spring framework. Boot developed on top of spring framework.</text:p>
        </text:list-item>
        <text:list-item>
          <text:p text:style-name="P126"><text:soft-page-break/>Note: All spring framework concepts can be used in spring boot also.</text:p>
        </text:list-item>
      </text:list>
      <text:p text:style-name="Standard">Spring boot advantages:</text:p>
      <text:list xml:id="list2848259851" text:style-name="L18">
        <text:list-item>
          <text:p text:style-name="P127">1.less configuration</text:p>
        </text:list-item>
        <text:list-item>
          <text:p text:style-name="P127">2.pom starters</text:p>
        </text:list-item>
        <text:list-item>
          <text:p text:style-name="P127">Ex: web-starter, jpa-starter,security-starter,mail-starter</text:p>
        </text:list-item>
        <text:list-item>
          <text:p text:style-name="P127">3.auto configuration</text:p>
        </text:list-item>
        <text:list-item>
          <text:p text:style-name="P127">4.Embedded Servers (Ex:Tomcat,Jetty,Netty)</text:p>
        </text:list-item>
        <text:list-item>
          <text:p text:style-name="P127">5.sActuators (Production ready features)</text:p>
        </text:list-item>
        <text:list-item>
          <text:p text:style-name="P127">Spring boot makes it easy to create stand-alone ,production-grade spring based applications that you can “just run”.</text:p>
        </text:list-item>
        <text:list-item>
          <text:p text:style-name="P127">Spring boot 1.0 released in 2014</text:p>
        </text:list-item>
        <text:list-item>
          <text:p text:style-name="P127">current version of spring boot <text:s/>is 3.X</text:p>
        </text:list-item>
        <text:list-item>
          <text:p text:style-name="P127">Note : java 17 is mandatory to work with spring boot 3.X</text:p>
        </text:list-item>
      </text:list>
      <text:p text:style-name="Standard">Floder Structure</text:p>
      <text:list xml:id="list1470844456" text:style-name="L19">
        <text:list-item>
          <text:p text:style-name="P128">src/main/java – to keep our project source code</text:p>
        </text:list-item>
        <text:list-item>
          <text:p text:style-name="P128">application.java – it is start class of the spring boot (main class)</text:p>
        </text:list-item>
        <text:list-item>
          <text:p text:style-name="P128">src/main/resource – to keep project configuration file</text:p>
        </text:list-item>
        <text:list-item>
          <text:p text:style-name="P128">application.propertiers/yml</text:p>
        </text:list-item>
        <text:list-item>
          <text:p text:style-name="P128">src/main/test – to keep junit code</text:p>
        </text:list-item>
        <text:list-item>
          <text:p text:style-name="P128">applicationTest.java</text:p>
        </text:list-item>
        <text:list-item>
          <text:p text:style-name="P128">src/test/resources – unit testing related configuration files goes here</text:p>
        </text:list-item>
        <text:list-item>
          <text:p text:style-name="P128">maven dependencies – download jars will be avaliable here</text:p>
        </text:list-item>
        <text:list-item>
          <text:p text:style-name="P128">pom.xml maven configuration files (dependencies)</text:p>
        </text:list-item>
        <text:list-item>
          <text:p text:style-name="P128">it is entry point for boot application execution</text:p>
        </text:list-item>
        <text:list-item>
          <text:p text:style-name="P128">@SpringBootApplication annotation is equal to below 3 annotations</text:p>
        </text:list-item>
        <text:list-item>
          <text:p text:style-name="P128">@SpringBootConfiguration @EnableAutoConfiguration <text:s/>@ComponentScan</text:p>
        </text:list-item>
        <text:list-item>
          <text:p text:style-name="P128">spring boot start class will act as configuration class of @SpringBootConfiguration annotation</text:p>
        </text:list-item>
        <text:list-item>
          <text:p text:style-name="P128">in spring boot application auto configuration feature will be available because of @EnableAutoConfiguration annotation</text:p>
        </text:list-item>
        <text:list-item>
          <text:p text:style-name="P128">component Scan will be performed in spring boot because of @ComponentScan annotation</text:p>
        </text:list-item>
        <text:list-item>
          <text:p text:style-name="P128">Note :package Naming convention will play important role in component scanning</text:p>
        </text:list-item>
      </text:list>
      <text:p text:style-name="Standard">What is SpringApplication.run() method</text:p>
      <text:list xml:id="list1827498910" text:style-name="L20">
        <text:list-item>
          <text:p text:style-name="P129">spring boot start class main() method will call SpringApplication.run()method.</text:p>
        </text:list-item>
        <text:list-item>
          <text:p text:style-name="P129">SpringApplication.run() is entry point for boot application execution. The run() method will return reference of IOC.</text:p>
        </text:list-item>
        <text:list-item>
          <text:p text:style-name="P129">Note:Spring Application is a predefined class and it <text:s/>will identify what type of application we <text:tab/>have created based on dependencies added in pom.xml file</text:p>
        </text:list-item>
        <text:list-item>
          <text:p text:style-name="P129">if we add spring boot-starter -&gt; standalone application </text:p>
        </text:list-item>
        <text:list-item>
          <text:p text:style-name="P129">for standalone app,it will “AnnotationConfigurationApplicationContext” class to start IOC Contatiner</text:p>
        </text:list-item>
        <text:list-item>
          <text:p text:style-name="P129">if we add spring-bootp-we-starter -&gt;web application</text:p>
        </text:list-item>
        <text:list-item>
          <text:p text:style-name="P129">if we add spring-boot-webflux-starter -&gt;reactive applcation</text:p>
        </text:list-item>
        <text:list-item>
          <text:p text:style-name="P129">Note :based <text:s/>on type of our application ,it will start IOC </text:p>
        </text:list-item>
      </text:list>
      <text:p text:style-name="Standard"/>
      <text:p text:style-name="Standard">run method will print banner on the console (i.o spring logo).</text:p>
      <text:p text:style-name="Standard">Run() method will start IOC container</text:p>
      <text:p text:style-name="Standard">run() method will call runners</text:p>
      <text:p text:style-name="Standard"/>
      <text:p text:style-name="Standard">what is banner in spring boot?</text:p>
      <text:list xml:id="list3235690403" text:style-name="L21">
        <text:list-item>
          <text:p text:style-name="P130">When we run boot application , it will print spring <text:s/>logo on the console that is called as Banner in spring boot.</text:p>
        </text:list-item>
        <text:list-item>
          <text:p text:style-name="P130"><text:soft-page-break/>Spring boot banner having 3 modes.</text:p>
        </text:list-item>
        <text:list-item>
          <text:p text:style-name="P130">1.off</text:p>
        </text:list-item>
        <text:list-item>
          <text:p text:style-name="P130">2.Log</text:p>
        </text:list-item>
        <text:list-item>
          <text:p text:style-name="P130">3.Console (default)</text:p>
        </text:list-item>
        <text:list-item>
          <text:p text:style-name="P130">we can set banner mode using below property in “application.properties” file</text:p>
        </text:list-item>
        <text:list-item>
          <text:p text:style-name="P130">spring.main.banner-mode=off</text:p>
        </text:list-item>
        <text:list-item>
          <text:p text:style-name="P130">we can customize banner text in spring boot application by creating “banner.txt” file in src/main/resource floder</text:p>
        </text:list-item>
        <text:list-item>
          <text:p text:style-name="P130">URL <text:s/>to Generate ASCII Text “<text:a xlink:type="simple" xlink:href="https://patorjk.com/software/taag/$p=display&amp;f=Graffiti&amp;t=Ashok%20IT" text:style-name="Internet_20_link" text:visited-style-name="Visited_20_Internet_20_Link">https://patorjk.com/software/taag/$p=display&amp;f=Graffiti&amp;t=Ashok%20IT</text:a></text:p>
        </text:list-item>
      </text:list>
      <text:p text:style-name="Standard">Resource in Spring boot</text:p>
      <text:list xml:id="list3069190226" text:style-name="L22">
        <text:list-item>
          <text:p text:style-name="P131">Runners are used to execute the logic only once when appliation got started.</text:p>
        </text:list-item>
        <text:list-item>
          <text:p text:style-name="P131">SpringApplication.run() method will call runners</text:p>
        </text:list-item>
        <text:list-item>
          <text:p text:style-name="P131">in spring boot we have 2 types of runners</text:p>
          <text:list>
            <text:list-item>
              <text:p text:style-name="P131">Application Runner(I)</text:p>
            </text:list-item>
            <text:list-item>
              <text:p text:style-name="P131">CommandLine Runner(I)</text:p>
            </text:list-item>
          </text:list>
        </text:list-item>
      </text:list>
      <text:p text:style-name="Standard">application.properties file<text:tab/>&amp; application.yml</text:p>
      <text:list xml:id="list1651946489" text:style-name="L23">
        <text:list-item>
          <text:p text:style-name="P132">properties file is used to configure properties in linear structure</text:p>
        </text:list-item>
        <text:list-item>
          <text:p text:style-name="P132">Ex: server.port=8080</text:p>
        </text:list-item>
        <text:list-item>
          <text:p text:style-name="P132">yml/yaml file used to configure propertiese in hierarchal structure.</text:p>
        </text:list-item>
        <text:list-item>
          <text:p text:style-name="P132">Properties files are used only in java language</text:p>
        </text:list-item>
        <text:list-item>
          <text:p text:style-name="P132">yml file are universal </text:p>
        </text:list-item>
        <text:list-item>
          <text:p text:style-name="P132">if you have two files in your application (yml and properites) it will take yml file</text:p>
        </text:list-item>
      </text:list>
      <text:p text:style-name="Standard"/>
      <text:p text:style-name="Standard">Spring Data JPA</text:p>
      <text:list xml:id="list2811140981" text:style-name="L24">
        <text:list-item>
          <text:p text:style-name="P133">application contains serveral layer<text:tab/></text:p>
          <text:list>
            <text:list-item>
              <text:p text:style-name="P133">presentation layer (JSP/thymeleaf/anguglar react js/vue js)</text:p>
            </text:list-item>
            <text:list-item>
              <text:p text:style-name="P133">web layer (servlets/stucts/spring mvc )</text:p>
            </text:list-item>
          </text:list>
        </text:list-item>
        <text:list-item>
          <text:p text:style-name="P133">persistance layer (Jdbc/spring jdbc/spring orm/spring data jpa)</text:p>
        </text:list-item>
        <text:list-item>
          <text:p text:style-name="P133">spring data jpa is used to develop persistance layer in application</text:p>
        </text:list-item>
        <text:list-item>
          <text:p text:style-name="P133">spring data jpa providing ready made methods to perform crud operation in db tables.</text:p>
        </text:list-item>
        <text:list-item>
          <text:p text:style-name="P133">Data jpa providing ready made methods with interface</text:p>
        </text:list-item>
        <text:list-item>
          <text:p text:style-name="P133">1.crud repository(I)</text:p>
        </text:list-item>
        <text:list-item>
          <text:p text:style-name="P133">2.Jpa repository (I)</text:p>
        </text:list-item>
        <text:list-item>
          <text:p text:style-name="P133">Note :Jpa Repository = crud repository +pagination methods +sorting methods</text:p>
        </text:list-item>
      </text:list>
      <text:p text:style-name="Standard">Spring Data Jpa Terminology</text:p>
      <text:list xml:id="list312964372" text:style-name="L25">
        <text:list-item>
          <text:p text:style-name="P134">1.Data source object</text:p>
        </text:list-item>
        <text:list-item>
          <text:p text:style-name="P134">Note : Data source properties we can configure in application.properties or application.yml</text:p>
        </text:list-item>
        <text:list-item>
          <text:p text:style-name="P134">enitty class:the class which is mapped with database</text:p>
          <text:list>
            <text:list-item>
              <text:p text:style-name="P134">@entity</text:p>
            </text:list-item>
            <text:list-item>
              <text:p text:style-name="P134">@table</text:p>
            </text:list-item>
            <text:list-item>
              <text:p text:style-name="P134">@Id</text:p>
            </text:list-item>
            <text:list-item>
              <text:p text:style-name="P134">@Column</text:p>
            </text:list-item>
          </text:list>
        </text:list-item>
        <text:list-item>
          <text:p text:style-name="P134">repository interface:for table we will create on repository interface to perform crud operation </text:p>
        </text:list-item>
        <text:list-item>
          <text:p text:style-name="P134">note: for our repository interface implementation will be provided in the runtime using proxy class </text:p>
        </text:list-item>
        <text:list-item>
          <text:p text:style-name="P134">Note: by using studentREpository we can perform CRUD operations in STUDENT_TBL</text:p>
        </text:list-item>
        <text:list-item>
          <text:p text:style-name="P134">Repository methods:Read made methods provided by Data JPA to perform CURD operations.</text:p>
        </text:list-item>
      </text:list>
      <text:p text:style-name="Standard">ORM Properties </text:p>
      <text:list xml:id="list2014039828" text:style-name="L26">
        <text:list-item>
          <text:p text:style-name="P135">to automate some congiuration</text:p>
        </text:list-item>
        <text:list-item>
          <text:p text:style-name="P135">auto_ddl dynamic schema generation</text:p>
        </text:list-item>
        <text:list-item>
          <text:p text:style-name="P135"><text:soft-page-break/>show_sql display generated queries on the console</text:p>
        </text:list-item>
        <text:list-item>
          <text:p text:style-name="P135">configration data source properites in application.yml</text:p>
        </text:list-item>
        <text:list-item>
          <text:p text:style-name="P135">run the application and test <text:s/></text:p>
        </text:list-item>
      </text:list>
      <text:p text:style-name="Standard">Custom Queires</text:p>
      <text:list xml:id="list2423998920" text:style-name="L27">
        <text:list-item>
          <text:p text:style-name="P136">we can execute custom queries also in JPA</text:p>
        </text:list-item>
        <text:list-item>
          <text:p text:style-name="P136">to execute custom queries we will use @Query annotation</text:p>
        </text:list-item>
        <text:list-item>
          <text:p text:style-name="P136">@Query will support for executing both HQL queries &amp; Native SQL queries also.</text:p>
        </text:list-item>
        <text:list-item>
          <text:p text:style-name="P136">HQL: Hibernate Query Language (Database independent queries)</text:p>
        </text:list-item>
        <text:list-item>
          <text:p text:style-name="P136">in HQL,we will use Entity class name+ Entity class variable to write query</text:p>
        </text:list-item>
        <text:list-item>
          <text:p text:style-name="P136">HQL queries will converted to SQL queries by Dialect class for execution</text:p>
        </text:list-item>
        <text:list-item>
          <text:p text:style-name="P136">if we change app from one DB to another DB then no need to change any query because Dialect class will take care of query conversion.</text:p>
        </text:list-item>
        <text:list-item>
          <text:p text:style-name="P136">HQL queries will gie poor performance because of conversion</text:p>
        </text:list-item>
        <text:list-item>
          <text:p text:style-name="P136">SQL :Structure query language (database independent queries)</text:p>
        </text:list-item>
        <text:list-item>
          <text:p text:style-name="P136">in sql ,we will use table name &amp; column names to write the query</text:p>
        </text:list-item>
        <text:list-item>
          <text:p text:style-name="P136">SQL queries will directley execute in databasse</text:p>
        </text:list-item>
        <text:list-item>
          <text:p text:style-name="P136">if we change app from one DB to another DB then all queries may not execute</text:p>
        </text:list-item>
        <text:list-item>
          <text:p text:style-name="P136">sql queires will give better performance than HQL.</text:p>
        </text:list-item>
      </text:list>
      <text:p text:style-name="Standard"/>
      <text:p text:style-name="Standard"/>
      <text:list xml:id="list190341731793965" text:continue-numbering="true" text:style-name="L27">
        <text:list-item>
          <text:p text:style-name="P136">Selection : Retrieving specific rows from the table. We can achieve this by using ‘where’ keyword in the query</text:p>
        </text:list-item>
        <text:list-item>
          <text:p text:style-name="P136">Ex:select * from student_det where gender=’male’</text:p>
        </text:list-item>
        <text:list-item>
          <text:p text:style-name="P136">Projection:Retrieving specific columns from the table is called as Projection. We can achieve by using columns name in query.</text:p>
        </text:list-item>
        <text:list-item>
          <text:p text:style-name="P136">Ex: select student_name,student_gender from student_Dtls</text:p>
        </text:list-item>
        <text:list-item>
          <text:p text:style-name="P136">Note: we can combine <text:s/>selection &amp; projection in single query.</text:p>
          <text:list>
            <text:list-item>
              <text:p text:style-name="P136">Ex:select student_rank,student_gender from student_Dtls where student_rank&lt;=100;</text:p>
            </text:list-item>
          </text:list>
        </text:list-item>
      </text:list>
      <text:p text:style-name="Standard">JPA Repository</text:p>
      <text:list xml:id="list1952748166" text:style-name="L28">
        <text:list-item>
          <text:p text:style-name="P137">it is predefined interface provided by spring data jpa</text:p>
        </text:list-item>
        <text:list-item>
          <text:p text:style-name="P137">jpa repository provided several methods to perform crud operations with database.</text:p>
        </text:list-item>
        <text:list-item>
          <text:p text:style-name="P137">Jpa repository provide few additional methods to perform operations</text:p>
        </text:list-item>
        <text:list-item>
          <text:p text:style-name="P137">JPARepository =crudRepository +pagination And sorting +query by example</text:p>
        </text:list-item>
        <text:list-item>
          <text:p text:style-name="P137">Pagination: Display table records in multiple pages is called as paginatioin.</text:p>
        </text:list-item>
        <text:list-item>
          <text:p text:style-name="P137">Ex:Google search result will display with pagination</text:p>
        </text:list-item>
      </text:list>
      <text:p text:style-name="Standard"/>
      <text:p text:style-name="Standard">QueryByExample</text:p>
      <text:list xml:id="list393672343" text:style-name="L29">
        <text:list-item>
          <text:p text:style-name="P138">QBE is used to construct select query dynamically based on given entity object data.</text:p>
          <text:p text:style-name="P138">Main(){</text:p>
        </text:list-item>
      </text:list>
      <text:p text:style-name="Standard"><text:tab/>ConfigurableApplicationContext context=SpringApplication.run(Application.class<text:tab/>,args);</text:p>
      <text:p text:style-name="Standard"><text:tab/>StudentRepository studentRepo=context.getBean(StudentRepository.class)</text:p>
      <text:p text:style-name="Standard"><text:tab/>Student s=new Student();</text:p>
      <text:p text:style-name="Standard"><text:tab/>s.setGender(“MAle”);</text:p>
      <text:p text:style-name="Standard"><text:tab/>s.setRank(90);</text:p>
      <text:p text:style-name="Standard"><text:tab/>Example&lt;Student&gt; example=Example.of(s);</text:p>
      <text:p text:style-name="Standard"><text:tab/>List&lt;Student&gt; students=studentRpo.findAll(example);</text:p>
      <text:p text:style-name="Standard"><text:tab/>student.forEach(System.out::println);</text:p>
      <text:p text:style-name="Standard"><text:tab/>}</text:p>
      <text:p text:style-name="Standard"/>
      <text:p text:style-name="Standard">Assignment</text:p>
      <text:list xml:id="list1868242796" text:style-name="L30">
        <text:list-item>
          <text:p text:style-name="P139">insert,update &amp; delete records using Custom quereis in data jpa</text:p>
        </text:list-item>
        <text:list-item>
          <text:p text:style-name="P139"><text:soft-page-break/>if we want to perform non select operation using data jpa custom query then we should use below 2 annotations at our method</text:p>
        </text:list-item>
        <text:list-item>
          <text:p text:style-name="P139">1. @Modifying</text:p>
        </text:list-item>
        <text:list-item>
          <text:p text:style-name="P139">2.@Transaction</text:p>
        </text:list-item>
        <text:list-item>
          <text:p text:style-name="P139">Note:the <text:s/>above annotations are not required for selection operation.</text:p>
        </text:list-item>
      </text:list>
      <text:p text:style-name="Standard">TimeStamp in Data JPA</text:p>
      <text:list xml:id="list1541368929" text:style-name="L31">
        <text:list-item>
          <text:p text:style-name="P140">@CreationTimeStamp – it is used to populate record insert date into DB column</text:p>
        </text:list-item>
        <text:list-item>
          <text:p text:style-name="P140">@UpdateTimeStamp – it is used to populate record updated date into DB</text:p>
        </text:list-item>
      </text:list>
      <text:p text:style-name="Standard"/>
      <text:p text:style-name="Standard">Soft Delete &amp; Hard Delete</text:p>
      <text:list xml:id="list1321277826" text:style-name="L32">
        <text:list-item>
          <text:p text:style-name="P141">Hard Delete means deleting the record from DB permenently using “Delete” query</text:p>
        </text:list-item>
        <text:list-item>
          <text:p text:style-name="P141">soft delete means updating the record as IN-ACTIVE.soft Delete reords will present in DB so we can access whenever we want.</text:p>
        </text:list-item>
        <text:list-item>
          <text:p text:style-name="P141">Ex:Active/De-Active</text:p>
        </text:list-item>
        <text:list-item>
          <text:p text:style-name="P141">Note : we can implement SOFT DELETE using additional column in in DB table (ACTIVE_SW)</text:p>
        </text:list-item>
        <text:list-item>
          <text:p text:style-name="P141">ACTIVE_SW=Y ====&gt;Active Record</text:p>
        </text:list-item>
        <text:list-item>
          <text:p text:style-name="P141">ACTIVE_SW=N ====&gt;Delected Record</text:p>
        </text:list-item>
      </text:list>
      <text:p text:style-name="Standard">Primary Key &amp; Composite Key in DB</text:p>
      <text:list xml:id="list2467374404" text:style-name="L33">
        <text:list-item>
          <text:p text:style-name="P142">primary key is a constraint to maintain unique records in the table.</text:p>
        </text:list-item>
        <text:list-item>
          <text:p text:style-name="P142">Primary key= Unique +Not null</text:p>
        </text:list-item>
        <text:list-item>
          <text:p text:style-name="P142">if we try to insert duplicate value in pk column value then we will get uniqueConstraintException.</text:p>
        </text:list-item>
        <text:list-item>
          <text:p text:style-name="P142">We should not ask end users to enter value for pk column because users may enter duplicate value.</text:p>
        </text:list-item>
        <text:list-item>
          <text:p text:style-name="P142">To generate value for PK column we will use GENERATOR concept.</text:p>
        </text:list-item>
      </text:list>
      <text:p text:style-name="Standard"/>
      <text:p text:style-name="Standard">Mysql Db</text:p>
      <text:list xml:id="list2322099135" text:style-name="L34">
        <text:list-item>
          <text:p text:style-name="P143">auto/sequence/table <text:s/>=&gt;New table will be created to maintain primary column values</text:p>
        </text:list-item>
        <text:list-item>
          <text:p text:style-name="P143">IDENTITY =&gt; Will use AUTO_INCREMENT to generate value for Primary key column value</text:p>
        </text:list-item>
        <text:list-item>
          <text:p text:style-name="P143">Note : MYSQLDB will not support sequence </text:p>
        </text:list-item>
      </text:list>
      <text:p text:style-name="Standard">ORACLE DB</text:p>
      <text:list xml:id="list2649753892" text:style-name="L35">
        <text:list-item>
          <text:p text:style-name="P144">auto -&gt;sequence to generate primary key value (Default squence name:hibernate_squence)</text:p>
        </text:list-item>
        <text:list-item>
          <text:p text:style-name="P144">sequence -&gt; we can configure our own sequence to generate PK value like below</text:p>
        </text:list-item>
        <text:list-item>
          <text:p text:style-name="P144">create sequence pid_seq start with 1000 increment by 1;</text:p>
        </text:list-item>
        <text:list-item>
          <text:p text:style-name="P144">table -&gt;new table will be created to maintain primary column values</text:p>
        </text:list-item>
        <text:list-item>
          <text:p text:style-name="P144">Note: orace db will not support for AUTO_INCREENT</text:p>
        </text:list-item>
      </text:list>
      <text:p text:style-name="Standard"/>
      <text:p text:style-name="Standard">configuring custom sequence to generate gk value</text:p>
      <text:list xml:id="list214214629" text:style-name="L36">
        <text:list-item>
          <text:p text:style-name="P145">first we need to create squence in db like below</text:p>
        </text:list-item>
        <text:list-item>
          <text:p text:style-name="P145">create sequence pid_seq start with 1000 increment by 1;</text:p>
        </text:list-item>
        <text:list-item>
          <text:p text:style-name="P145">configure custom sequence in entity <text:s/>class like below </text:p>
        </text:list-item>
        <text:list-item>
          <text:p text:style-name="P145">@SequenceGenerator(name=”pid”,sequenceNAme=”pid_seq”)</text:p>
        </text:list-item>
        <text:list-item>
          <text:p text:style-name="P145">@GeneratedValue(Stragery=GenerateType.SEQUENCE,generator=pid)</text:p>
        </text:list-item>
      </text:list>
      <text:p text:style-name="Standard"/>
      <text:p text:style-name="Standard">Composite primary key</text:p>
      <text:list xml:id="list2499439985" text:style-name="L37">
        <text:list-item>
          <text:p text:style-name="P146">if a table contains more than one pk column table it is called as composite prmary key </text:p>
        </text:list-item>
        <text:list-item>
          <text:p text:style-name="P146">when we have composite pks then the combination pk columns data shouldn’t be repeated in table.</text:p>
        </text:list-item>
        <text:list-item>
          <text:p text:style-name="P146">Note: we can’t use generators to generate value for composite</text:p>
        </text:list-item>
        <text:list-item>
          <text:p text:style-name="P146">Ex: primary key(prod_id,prod_name)</text:p>
        </text:list-item>
      </text:list>
      <text:p text:style-name="Standard"><text:soft-page-break/></text:p>
      <text:p text:style-name="Standard">Connection Pool in Data JPA</text:p>
      <text:list xml:id="list1815990965" text:style-name="L38">
        <text:list-item>
          <text:p text:style-name="P147">connection pool is used to maintain connections required for the application</text:p>
        </text:list-item>
        <text:list-item>
          <text:p text:style-name="P147">getting connection from db directley is not recommanded because it will degrade our application </text:p>
        </text:list-item>
        <text:list-item>
          <text:p text:style-name="P147">we need to create connections pool to store connections when our application startes.</text:p>
        </text:list-item>
        <text:list-item>
          <text:p text:style-name="P147">To perform Db operations we need to get connection from connection pool instead of getting from DB.</text:p>
        </text:list-item>
        <text:list-item>
          <text:p text:style-name="P147">Using connection pool we can improve performance of the application.</text:p>
        </text:list-item>
        <text:list-item>
          <text:p text:style-name="P147">Note:Spring Data jpa will use Hikari connection </text:p>
        </text:list-item>
      </text:list>
      <text:p text:style-name="Standard"/>
      <text:p text:style-name="Standard">Working with sorted Procedures</text:p>
      <text:list xml:id="list2983322919" text:style-name="L39">
        <text:list-item>
          <text:p text:style-name="P148">procedures means set of sql queries</text:p>
        </text:list-item>
        <text:list-item>
          <text:p text:style-name="P148">procedures are used to write business logic at database side</text:p>
        </text:list-item>
        <text:list-item>
          <text:p text:style-name="P148">procedures are used to improve performance of the application.</text:p>
        </text:list-item>
        <text:list-item>
          <text:p text:style-name="P148">DELIMITER $$ CREATE PROCEDURE getPRoducts() BEGIN SELECT *FROM PRODUCT ; END$$ DELIMITER; call getPRoducts()</text:p>
        </text:list-item>
      </text:list>
      <text:p text:style-name="Standard">Association Mapping/Relationships in DB tables</text:p>
      <text:list xml:id="list3437826196" text:style-name="L40">
        <text:list-item>
          <text:p text:style-name="P149">we can divide <text:s/>DB side relation into 4 types</text:p>
        </text:list-item>
        <text:list-item>
          <text:p text:style-name="P149">Note: to establish relationships between table we will use foreign key.</text:p>
        </text:list-item>
      </text:list>
      <text:list xml:id="list1188563004" text:style-name="L41">
        <text:list-item>
          <text:p text:style-name="P150">one to one (Ex one person will have one passport)</text:p>
        </text:list-item>
        <text:list-item>
          <text:p text:style-name="P150">many to many(Ex:one employee <text:s/>will have multiple addresses)</text:p>
        </text:list-item>
        <text:list-item>
          <text:p text:style-name="P150">many to one (Ex: Multiple Books belongs to Author)</text:p>
        </text:list-item>
        <text:list-item>
          <text:p text:style-name="P150">many to many (Ex: Multiple Users having Multiple Roles in )</text:p>
        </text:list-item>
        <text:list-item>
          <text:p text:style-name="P150">when db table are having relation then we need to represent that relation in our Entity Classes also.</text:p>
        </text:list-item>
        <text:list-item>
          <text:p text:style-name="P150">The process of representing db tables in entity classes is called as Associate mapping.</text:p>
        </text:list-item>
        <text:list-item>
          <text:p text:style-name="P150"><text:s/>Cascade Type : Default type is none. It represents operations on parent record should reflect on child record or not.</text:p>
        </text:list-item>
        <text:list-item>
          <text:p text:style-name="P150">Ex:when we delete parent record <text:s/>then we want to delete all child records <text:s/>of the parent.</text:p>
        </text:list-item>
        <text:list-item>
          <text:p text:style-name="P150">Fetch type :default type is lazy : it represents weather load child records of the parent.</text:p>
        </text:list-item>
        <text:list-item>
          <text:p text:style-name="P150">Ex: when we retrieve parent record i want to retrieve all child records of that Parent.</text:p>
        </text:list-item>
      </text:list>
      <text:p text:style-name="Standard"/>
      <text:p text:style-name="Standard">One To Many</text:p>
      <text:list xml:id="list3785777421" text:style-name="L42">
        <text:list-item>
          <text:p text:style-name="P151">one employee will have multiple addresses.</text:p>
        </text:list-item>
      </text:list>
      <text:p text:style-name="P25">Many To Many</text:p>
      <text:list xml:id="list3679479632" text:style-name="L43">
        <text:list-item>
          <text:p text:style-name="P152">multiple authors will publish multiple books</text:p>
        </text:list-item>
        <text:list-item>
          <text:p text:style-name="P152">multiple books are having multiple lessons</text:p>
        </text:list-item>
        <text:list-item>
          <text:p text:style-name="P152">multiple users are having multiple roles.</text:p>
        </text:list-item>
      </text:list>
      <text:p text:style-name="P25"/>
      <text:p text:style-name="P26">Spring Web MVC</text:p>
      <text:list xml:id="list452759493" text:style-name="L44">
        <text:list-item>
          <text:p text:style-name="P153">it is one module avaliable in spring framework</text:p>
        </text:list-item>
        <text:list-item>
          <text:p text:style-name="P153">spring web mvc is used to develop 2 types of application.</text:p>
          <text:list>
            <text:list-item>
              <text:p text:style-name="P153">Web Applications <text:span text:style-name="T9">(C 2B)</text:span></text:p>
              <text:list>
                <text:list-item>
                  <text:p text:style-name="P154">Ex: mail,facebook,nauri</text:p>
                </text:list-item>
              </text:list>
            </text:list-item>
            <text:list-item>
              <text:p text:style-name="P153">Distributed Applications <text:span text:style-name="T9">(B 2 B)</text:span></text:p>
              <text:list>
                <text:list-item>
                  <text:p text:style-name="P154">Make my trip -&gt;IRCTC</text:p>
                </text:list-item>
              </text:list>
            </text:list-item>
          </text:list>
        </text:list-item>
        <text:list-item>
          <text:p text:style-name="P154">web &amp; distributed applications development made easy</text:p>
        </text:list-item>
        <text:list-item>
          <text:p text:style-name="P154">form data binding to java objects</text:p>
        </text:list-item>
        <text:list-item>
          <text:p text:style-name="P154">flexiblity <text:s/>in form binding </text:p>
        </text:list-item>
        <text:list-item>
          <text:p text:style-name="P155">Form Validation (server validation)</text:p>
        </text:list-item>
        <text:list-item>
          <text:p text:style-name="P156">support multiple presentation technologies (Ex:jsp &amp; thymeleaf)</text:p>
        </text:list-item>
        <text:list-item>
          <text:p text:style-name="P156"><text:soft-page-break/>Embedded Servers (Default :Tomcat)</text:p>
        </text:list-item>
      </text:list>
      <text:p text:style-name="P27"/>
      <text:p text:style-name="P27">Spring Web MVC Architecture</text:p>
      <text:list xml:id="list311534360" text:style-name="L45">
        <text:list-item>
          <text:p text:style-name="P157">Dispatch Servlet : <text:span text:style-name="T10">it acts as a front controller</text:span></text:p>
        </text:list-item>
        <text:list-item>
          <text:p text:style-name="P157">Handler Mapper : <text:span text:style-name="T10">it will identitfy which request should be processed by which controller and which method </text:span></text:p>
        </text:list-item>
        <text:list-item>
          <text:p text:style-name="P157">Controller : <text:span text:style-name="T10">it will handle request and decides reponse to send </text:span><text:span text:style-name="T11">using Model And view Object.</text:span></text:p>
        </text:list-item>
        <text:list-item>
          <text:p text:style-name="P157">Model And View :<text:span text:style-name="T11">Model represents data in key-value format. View represents logical file name to display.</text:span></text:p>
        </text:list-item>
        <text:list-item>
          <text:p text:style-name="P157">View Reslover : <text:span text:style-name="T11">it is used to identify physical location of view files</text:span></text:p>
        </text:list-item>
        <text:list-item>
          <text:p text:style-name="P157">View : <text:span text:style-name="T11">it is used to render model data on view file</text:span></text:p>
        </text:list-item>
      </text:list>
      <text:p text:style-name="P27"/>
      <text:p text:style-name="P29">what is Context-path ?</text:p>
      <text:list xml:id="list3957857760" text:style-name="L46">
        <text:list-item>
          <text:p text:style-name="P158">Project name we <text:s/>can use as context path</text:p>
        </text:list-item>
        <text:list-item>
          <text:p text:style-name="P158">spring.mvc.view.prefix=/views/ <text:s text:c="2"/>spring.mvc.view.suffix=.jsp</text:p>
        </text:list-item>
        <text:list-item>
          <text:p text:style-name="P159">client can send data to server in below 3 ways</text:p>
        </text:list-item>
        <text:list-item>
          <text:p text:style-name="P159">1.query parameters</text:p>
        </text:list-item>
        <text:list-item>
          <text:p text:style-name="P159">2.path parameters</text:p>
        </text:list-item>
        <text:list-item>
          <text:p text:style-name="P159">3.request body</text:p>
        </text:list-item>
      </text:list>
      <text:p text:style-name="P30"/>
      <text:p text:style-name="P30">Query parameters</text:p>
      <text:list xml:id="list435155704" text:style-name="L47">
        <text:list-item>
          <text:p text:style-name="P161">query parameter are used to send data from client to server in URL</text:p>
        </text:list-item>
        <text:list-item>
          <text:p text:style-name="P160">query param are also called as Request Parameters</text:p>
        </text:list-item>
        <text:list-item>
          <text:p text:style-name="P160">Query parameters will represent data in key value format</text:p>
        </text:list-item>
        <text:list-item>
          <text:p text:style-name="P160">Query parameters should present only at end of the URL</text:p>
        </text:list-item>
        <text:list-item>
          <text:p text:style-name="P160">query paratmeter will start with ‘?’ symbol</text:p>
        </text:list-item>
        <text:list-item>
          <text:p text:style-name="P160">query parameters will be seperated by’&amp;’ symbol</text:p>
        </text:list-item>
        <text:list-item>
          <text:p text:style-name="P162">to read query parameters in spring controller we will use @RequestParam annotation.</text:p>
        </text:list-item>
      </text:list>
      <text:p text:style-name="P31"/>
      <text:p text:style-name="P32">Path Parameters</text:p>
      <text:list xml:id="list2667130044" text:style-name="L48">
        <text:list-item>
          <text:p text:style-name="P163">Path parameters are used to send data from client to server in URL.</text:p>
        </text:list-item>
        <text:list-item>
          <text:p text:style-name="P163">Path parameters are also called as URI parameters.</text:p>
        </text:list-item>
        <text:list-item>
          <text:p text:style-name="P163">Note: Path Parameters will represent data directly <text:s/>(without key)</text:p>
        </text:list-item>
        <text:list-item>
          <text:p text:style-name="P163">path parameters can present anywhere in the URL</text:p>
        </text:list-item>
        <text:list-item>
          <text:p text:style-name="P164">to read path parameters in spring controller we will use @PathVariable annotation</text:p>
        </text:list-item>
      </text:list>
      <text:p text:style-name="P33"/>
      <text:p text:style-name="P34">Query parameters / Request Param</text:p>
      <text:list xml:id="list3583954367" text:style-name="L49">
        <text:list-item>
          <text:p text:style-name="P165">Key Value format</text:p>
        </text:list-item>
        <text:list-item>
          <text:p text:style-name="P165">At end of the URL</text:p>
        </text:list-item>
        <text:list-item>
          <text:p text:style-name="P165">Starts with ? Symbol.</text:p>
        </text:list-item>
      </text:list>
      <text:p text:style-name="P36"/>
      <text:p text:style-name="P35">Form Dev</text:p>
      <text:list xml:id="list1688960984" text:style-name="L50">
        <text:list-item>
          <text:p text:style-name="P166">spring web mvc module provided form tag library to simplify form development</text:p>
        </text:list-item>
        <text:list-item>
          <text:p text:style-name="P166">&lt;form:form/&gt; </text:p>
        </text:list-item>
        <text:list-item>
          <text:p text:style-name="P166">&lt;form:input/&gt;</text:p>
        </text:list-item>
        <text:list-item>
          <text:p text:style-name="P166">&lt;form:password/&gt;</text:p>
        </text:list-item>
        <text:list-item>
          <text:p text:style-name="P166">&lt;form:radiobutton/&gt;</text:p>
        </text:list-item>
        <text:list-item>
          <text:p text:style-name="P166">&lt;form: select/&gt;</text:p>
        </text:list-item>
        <text:list-item>
          <text:p text:style-name="P166">&lt;formcheckbox/&gt;</text:p>
        </text:list-item>
      </text:list>
      <text:p text:style-name="P35"/>
      <text:p text:style-name="P28"/>
      <text:p text:style-name="P37"><text:soft-page-break/>Thymleaf</text:p>
      <text:p text:style-name="P37">--------------</text:p>
      <text:list xml:id="list587773621" text:style-name="L51">
        <text:list-item>
          <text:p text:style-name="P167">thymleaf we can use as presentation techology in spring web mvc based application.</text:p>
        </text:list-item>
        <text:list-item>
          <text:p text:style-name="P167">Thymleaf is an alternate of JSP.</text:p>
        </text:list-item>
        <text:list-item>
          <text:p text:style-name="P167">JSP file can’t be executed in browser directly. Jsp page should be converted into servlet for execution.</text:p>
        </text:list-item>
        <text:list-item>
          <text:p text:style-name="P167">Thymleaf is a template engine which can be used in HTML page directly.</text:p>
        </text:list-item>
        <text:list-item>
          <text:p text:style-name="P168">Html pages will execute in broswer directly.</text:p>
        </text:list-item>
        <text:list-item>
          <text:p text:style-name="P168">HTML+Thymleaf =Dynamic Web Pages</text:p>
        </text:list-item>
        <text:list-item>
          <text:p text:style-name="P168">performance wise thymleaf pages are faster than jsp pages</text:p>
        </text:list-item>
        <text:list-item>
          <text:p text:style-name="P168">thymleaf introduced to overcome the problem of JSP.</text:p>
        </text:list-item>
        <text:list-item>
          <text:p text:style-name="P169">To use Thymleaf in boot application we need to add below starter</text:p>
        </text:list-item>
      </text:list>
      <text:p text:style-name="P38"/>
      <text:list xml:id="list190341834772637" text:continue-numbering="true" text:style-name="L51">
        <text:list-item>
          <text:p text:style-name="P170">@RestController is used to send direct response to client without any view files.</text:p>
        </text:list-item>
        <text:list-item>
          <text:p text:style-name="P170">@Controller <text:s/><text:a xlink:type="simple" xlink:href="mailto:+@ResponseBody" text:style-name="Internet_20_link" text:visited-style-name="Visited_20_Internet_20_Link">+@ResponseBody</text:a> <text:a xlink:type="simple" xlink:href="mailto:%3D@RestController" text:style-name="Internet_20_link" text:visited-style-name="Visited_20_Internet_20_Link">=@RestController</text:a></text:p>
        </text:list-item>
      </text:list>
      <text:p text:style-name="P39"/>
      <text:p text:style-name="P40">What is interceptor in spring web mvc?</text:p>
      <text:list xml:id="list1500460565" text:style-name="L52">
        <text:list-item>
          <text:p text:style-name="P171">We can interceptor to perform pre-processing and post-processing of every request.</text:p>
        </text:list-item>
        <text:list-item>
          <text:p text:style-name="P171">Using interceptor we can trap each and every request</text:p>
        </text:list-item>
        <text:list-item>
          <text:p text:style-name="P172">pre-precessing : before request processing by controller method</text:p>
        </text:list-item>
        <text:list-item>
          <text:p text:style-name="P172">post-precessing: after request processed by controller method</text:p>
        </text:list-item>
        <text:list-item>
          <text:p text:style-name="P172">Ex: caluculate request processing time</text:p>
        </text:list-item>
      </text:list>
      <text:p text:style-name="P41"/>
      <text:p text:style-name="P41">Use case for Interceptor</text:p>
      <text:list xml:id="list1071633393" text:style-name="L53">
        <text:list-item>
          <text:p text:style-name="P173">caluclate each request processing time</text:p>
        </text:list-item>
        <text:list-item>
          <text:p text:style-name="P173">log request and response details</text:p>
        </text:list-item>
        <text:list-item>
          <text:p text:style-name="P173">request authentication etc.</text:p>
        </text:list-item>
      </text:list>
      <text:p text:style-name="P42"/>
      <text:p text:style-name="P42">Exception Handling <text:s/>in Spring Web MVC</text:p>
      <text:list xml:id="list4055268553" text:style-name="L54">
        <text:list-item>
          <text:p text:style-name="P174">exception means <text:s/>un expected and un wanted situation</text:p>
        </text:list-item>
        <text:list-item>
          <text:p text:style-name="P174">exception distrubs normal flow of our application execution</text:p>
        </text:list-item>
        <text:list-item>
          <text:p text:style-name="P174">when exception occurs then our program will terminate abnormally </text:p>
        </text:list-item>
        <text:list-item>
          <text:p text:style-name="P174">as a developer we should handle exception to achieve graceful termination of our application.</text:p>
        </text:list-item>
        <text:list-item>
          <text:p text:style-name="P174">To handle exceptions, java provided below keywords</text:p>
          <text:list>
            <text:list-item>
              <text:p text:style-name="P174">try</text:p>
            </text:list-item>
            <text:list-item>
              <text:p text:style-name="P174">catch</text:p>
            </text:list-item>
            <text:list-item>
              <text:p text:style-name="P174">throw</text:p>
            </text:list-item>
            <text:list-item>
              <text:p text:style-name="P174">throws</text:p>
            </text:list-item>
            <text:list-item>
              <text:p text:style-name="P174">finally</text:p>
            </text:list-item>
          </text:list>
        </text:list-item>
        <text:list-item>
          <text:p text:style-name="P175">to hanlde exceptions in spring web mvc application then we can create a method and we can use below <text:s/>annotation @ExceptionHandler</text:p>
        </text:list-item>
      </text:list>
      <text:p text:style-name="P43">What is Distributed Application?</text:p>
      <text:list xml:id="list4236359723" text:style-name="L55">
        <text:list-item>
          <text:p text:style-name="P176">If one application <text:s/>is communicating with another application then it is called as distributed application </text:p>
        </text:list-item>
        <text:list-item>
          <text:p text:style-name="P177">distributed applications are used for business to business communication <text:span text:style-name="T12">(B 2 B)</text:span>.</text:p>
        </text:list-item>
        <text:list-item>
          <text:p text:style-name="P178">Note : web application are used for customer to business communication (C 2 B).</text:p>
        </text:list-item>
        <text:list-item>
          <text:p text:style-name="P179">Note : to develop distributed <text:s/>application <text:s/>with B 2 B scenario we will use RestFul Service.</text:p>
        </text:list-item>
      </text:list>
      <text:p text:style-name="P44"/>
      <text:p text:style-name="P45">Distributed Technologies</text:p>
      <text:p text:style-name="P45">--------------------------------</text:p>
      <text:list xml:id="list1286159547" text:style-name="L56">
        <text:list-item>
          <text:p text:style-name="P180">CORBA</text:p>
        </text:list-item>
        <text:list-item>
          <text:p text:style-name="P180"><text:soft-page-break/>RMI</text:p>
        </text:list-item>
        <text:list-item>
          <text:p text:style-name="P180">EJB</text:p>
        </text:list-item>
        <text:list-item>
          <text:p text:style-name="P180">SOAP Based WebService</text:p>
        </text:list-item>
        <text:list-item>
          <text:p text:style-name="P180">RESTFUL Service (trending)</text:p>
        </text:list-item>
        <text:list-item>
          <text:p text:style-name="P181">provider : The application which is providing services to other application (Resources)</text:p>
        </text:list-item>
        <text:list-item>
          <text:p text:style-name="P181">The application <text:s/>which is accessing <text:s/>service from other application (Client)</text:p>
        </text:list-item>
      </text:list>
      <text:p text:style-name="P46">What is Interoperability?</text:p>
      <text:list xml:id="list1111771142" text:style-name="L57">
        <text:list-item>
          <text:p text:style-name="P182">Irrespective of language and platform if applications are communicating then they are called as interoperability applications.</text:p>
        </text:list-item>
        <text:list-item>
          <text:p text:style-name="P183">Note: by using RestFul Services we can develop Interoperable applications.</text:p>
        </text:list-item>
      </text:list>
      <text:p text:style-name="P47">XML</text:p>
      <text:list xml:id="list602591094" text:style-name="L58">
        <text:list-item>
          <text:p text:style-name="P184">XML stands for Extensible Markup Language</text:p>
        </text:list-item>
        <text:list-item>
          <text:p text:style-name="P184">XML Govered by w3c org</text:p>
        </text:list-item>
        <text:list-item>
          <text:p text:style-name="P184">XML is platform indepedent and language independent</text:p>
        </text:list-item>
        <text:list-item>
          <text:p text:style-name="P184">XML is used to exchange data between application.</text:p>
        </text:list-item>
        <text:list-item>
          <text:p text:style-name="P184">XML represents data in tags format</text:p>
        </text:list-item>
        <text:list-item>
          <text:p text:style-name="P184">Every element contains open tag and close tag</text:p>
          <text:list>
            <text:list-item>
              <text:p text:style-name="P184">&lt;id&gt;101&lt;id&gt; &lt;name&gt;Ashok&lt;/name&gt;</text:p>
            </text:list-item>
          </text:list>
        </text:list-item>
        <text:list-item>
          <text:p text:style-name="P184">In xml we can use 2 types of <text:span text:style-name="T13">elements</text:span></text:p>
          <text:list>
            <text:list-item>
              <text:p text:style-name="P185">Simple element</text:p>
            </text:list-item>
            <text:list-item>
              <text:p text:style-name="P185">Compound element</text:p>
            </text:list-item>
          </text:list>
        </text:list-item>
        <text:list-item>
          <text:p text:style-name="P186">the element which represents data directley is called as simple element</text:p>
          <text:list>
            <text:list-item>
              <text:p text:style-name="P186">&lt;id&gt;101&lt;/id&gt;</text:p>
            </text:list-item>
          </text:list>
        </text:list-item>
        <text:list-item>
          <text:p text:style-name="P186">the element which represents child element is called as component element</text:p>
          <text:list>
            <text:list-item>
              <text:p text:style-name="P186">&lt;person&gt;&lt;fname&gt;manonmani&lt;/fname&gt; &lt;lname&gt;pandukumar&lt;/lname&gt;&lt;/person&gt;</text:p>
            </text:list-item>
          </text:list>
        </text:list-item>
      </text:list>
      <text:p text:style-name="P48">JAX-B API</text:p>
      <text:list xml:id="list1892100326" text:style-name="L59">
        <text:list-item>
          <text:p text:style-name="P187">JAX-B stands for Java Architecture for XML binding </text:p>
        </text:list-item>
        <text:list-item>
          <text:p text:style-name="P188">Using JAX-B Api we can convert xml data to java object and java object to xml data.</text:p>
          <text:list>
            <text:list-item>
              <text:p text:style-name="P189">Marshelling – convert java object to xml data</text:p>
            </text:list-item>
            <text:list-item>
              <text:p text:style-name="P189">Un -Marshelling – convert xml data to java object</text:p>
            </text:list-item>
          </text:list>
        </text:list-item>
        <text:list-item>
          <text:p text:style-name="P190">to perform marshelling and un-marshelling we need to create Binding classes.</text:p>
        </text:list-item>
        <text:list-item>
          <text:p text:style-name="P190">Binding class means the class which represents XML structure.</text:p>
        </text:list-item>
        <text:list-item>
          <text:p text:style-name="P191">Note : Upto JDK 1.8 JAX-B is part of JDK software. <text:span text:style-name="T14">From jdk 1.9 version JAX-B removed from JDK.</text:span></text:p>
        </text:list-item>
        <text:list-item>
          <text:p text:style-name="P192">Note : To use JDK in our project which are using java 1.9 or above version should have jax-b dependencies.</text:p>
        </text:list-item>
      </text:list>
      <text:p text:style-name="P49">JSON</text:p>
      <text:p text:style-name="P49">------------</text:p>
      <text:list xml:id="list3941882860" text:style-name="L60">
        <text:list-item>
          <text:p text:style-name="P193">JSON stands for java script object notation</text:p>
        </text:list-item>
        <text:list-item>
          <text:p text:style-name="P193">json represents data in key-value format</text:p>
        </text:list-item>
        <text:list-item>
          <text:p text:style-name="P193">json is light weight </text:p>
        </text:list-item>
        <text:list-item>
          <text:p text:style-name="P194">json is intereoperable (platform &amp; language independent)</text:p>
        </text:list-item>
        <text:list-item>
          <text:p text:style-name="P195">we can use JSON structure to exchange data from one application to another application </text:p>
        </text:list-item>
        <text:list-item>
          <text:p text:style-name="P195">Note : when compared with XML,JSON will take less memory.<text:tab/></text:p>
        </text:list-item>
        <text:list-item>
          <text:p text:style-name="P196">To work with json data we have below 3<text:span text:style-name="T15">rd</text:span> party apis.</text:p>
        </text:list-item>
        <text:list-item>
          <text:p text:style-name="P196">1.jackson (it is default in spring boot)</text:p>
        </text:list-item>
        <text:list-item>
          <text:p text:style-name="P196">2.gson (Given by google)</text:p>
        </text:list-item>
        <text:list-item>
          <text:p text:style-name="P196">using above apis we can convert java object to json and json to java object.</text:p>
        </text:list-item>
        <text:list-item>
          <text:p text:style-name="P197">Serialization : convert java object to json</text:p>
        </text:list-item>
        <text:list-item>
          <text:p text:style-name="P197">De -Serialization: convert json to java object</text:p>
        </text:list-item>
        <text:list-item>
          <text:p text:style-name="P197">Jackson api <text:s/>provided <text:s/>metehods to perform operations java with json</text:p>
        </text:list-item>
      </text:list>
      <text:p text:style-name="P50"/>
      <text:p text:style-name="P51"><text:soft-page-break/>Http status code</text:p>
      <text:list xml:id="list3072390668" text:style-name="L61">
        <text:list-item>
          <text:p text:style-name="P198">server will send http status code to client in the response</text:p>
        </text:list-item>
        <text:list-item>
          <text:p text:style-name="P198">http status will indicate how server processed our request</text:p>
        </text:list-item>
        <text:list-item>
          <text:p text:style-name="P198">1 XX – information status code</text:p>
        </text:list-item>
        <text:list-item>
          <text:p text:style-name="P198">2XX -success status code (OK)</text:p>
        </text:list-item>
        <text:list-item>
          <text:p text:style-name="P198">3XX – Redirectional</text:p>
        </text:list-item>
        <text:list-item>
          <text:p text:style-name="P198">4XX – Client Error</text:p>
        </text:list-item>
        <text:list-item>
          <text:p text:style-name="P198">5XX – Server Error</text:p>
        </text:list-item>
      </text:list>
      <text:p text:style-name="P51"/>
      <text:p text:style-name="P52">Rest api development</text:p>
      <text:list xml:id="list2799826992" text:style-name="L62">
        <text:list-item>
          <text:p text:style-name="P199">it is very simple to develop rest api using spring boot</text:p>
        </text:list-item>
        <text:list-item>
          <text:p text:style-name="P199">spring boot provided ‘web-starter’ to develop both web and distributed app</text:p>
        </text:list-item>
        <text:list-item>
          <text:p text:style-name="P199">web-starter will provide tomcat as default embedded server</text:p>
        </text:list-item>
      </text:list>
      <text:p text:style-name="P52"/>
      <text:p text:style-name="P53">Media Type</text:p>
      <text:list xml:id="list3916755996" text:style-name="L63">
        <text:list-item>
          <text:p text:style-name="P200">consumes : it represents in which fomat REST API method can take input</text:p>
        </text:list-item>
        <text:list-item>
          <text:p text:style-name="P200">produces: it represents in which format rest api method can provide ouput</text:p>
        </text:list-item>
        <text:list-item>
          <text:p text:style-name="P200">content-type : it represents in which format client sending data to REST API.</text:p>
        </text:list-item>
        <text:list-item>
          <text:p text:style-name="P200">Accept : it represents in which format client expecting response from rest api.</text:p>
        </text:list-item>
      </text:list>
      <text:p text:style-name="P54"/>
      <text:p text:style-name="P54">Swagger</text:p>
      <text:list xml:id="list3164685731" text:style-name="L64">
        <text:list-item>
          <text:p text:style-name="P201">in distributed applications two actors will be avaliable</text:p>
        </text:list-item>
        <text:list-item>
          <text:p text:style-name="P201">1.provider</text:p>
        </text:list-item>
        <text:list-item>
          <text:p text:style-name="P201">2.consumer</text:p>
        </text:list-item>
        <text:list-item>
          <text:p text:style-name="P201">provider will be developed by one company</text:p>
        </text:list-item>
        <text:list-item>
          <text:p text:style-name="P201">consumer will be developed by another company</text:p>
        </text:list-item>
        <text:list-item>
          <text:p text:style-name="P201">if consumer wants to access provider, consumer side dev team should now provider infromation </text:p>
        </text:list-item>
        <text:list-item>
          <text:p text:style-name="P201">what is provider api url?</text:p>
        </text:list-item>
        <text:list-item>
          <text:p text:style-name="P201">What operations <text:s/>provider having?</text:p>
        </text:list-item>
        <text:list-item>
          <text:p text:style-name="P201">Operations are binded to which request type?</text:p>
        </text:list-item>
        <text:list-item>
          <text:p text:style-name="P201">What input provider expecting from cosumer</text:p>
        </text:list-item>
        <text:list-item>
          <text:p text:style-name="P201">what ouput provider will give to consumer?</text:p>
        </text:list-item>
        <text:list-item>
          <text:p text:style-name="P201">Which data from provider will support from input and ouput?</text:p>
        </text:list-item>
        <text:list-item>
          <text:p text:style-name="P202">Note: if consumer side dev team having all the above information then only they can start consumer side development.</text:p>
        </text:list-item>
        <text:list-item>
          <text:p text:style-name="P202">Note :provider side dev team should provider api documentation to consumer side dev team.</text:p>
        </text:list-item>
        <text:list-item>
          <text:p text:style-name="P202">Swagger is used to generate api document.</text:p>
        </text:list-item>
        <text:list-item>
          <text:p text:style-name="P202">Swagger is third party library which is used to generate rest api documentation</text:p>
        </text:list-item>
        <text:list-item>
          <text:p text:style-name="P203">Note:Using <text:s/>Swagger Documentation consumer <text:s/>side dev team will understand provider api information.</text:p>
        </text:list-item>
      </text:list>
      <text:p text:style-name="P55">Rest Client Development</text:p>
      <text:list xml:id="list249541532" text:style-name="L65">
        <text:list-item>
          <text:p text:style-name="P204">the application which is accessing other applications is called as Rest client</text:p>
        </text:list-item>
        <text:list-item>
          <text:p text:style-name="P204">in spring boot we can develop rest client in 3 ways</text:p>
          <text:list>
            <text:list-item>
              <text:p text:style-name="P204">rest template class (synchronus)</text:p>
            </text:list-item>
            <text:list-item>
              <text:p text:style-name="P204">web client interface (asynchronous and asychronous)</text:p>
            </text:list-item>
            <text:list-item>
              <text:p text:style-name="P204">feigin client interface</text:p>
            </text:list-item>
          </text:list>
        </text:list-item>
      </text:list>
      <text:p text:style-name="P55"/>
      <text:p text:style-name="P56">Web Client</text:p>
      <text:list xml:id="list4057858979" text:style-name="L66">
        <text:list-item>
          <text:p text:style-name="P205">Web Client is a predefined interface introduced <text:s/>in spring 5.x version</text:p>
        </text:list-item>
        <text:list-item>
          <text:p text:style-name="P205">using web client interface we can develop Rest Client logics</text:p>
        </text:list-item>
        <text:list-item>
          <text:p text:style-name="P205">Web Client supports both sync &amp; async communication</text:p>
        </text:list-item>
        <text:list-item>
          <text:p text:style-name="P205"><text:soft-page-break/>Sync : Blocking Thread (After sending request we have to wait for response)</text:p>
        </text:list-item>
        <text:list-item>
          <text:p text:style-name="P205">Async : Non Blocking Thread (After sending request we no need to wait for response)</text:p>
        </text:list-item>
      </text:list>
      <text:p text:style-name="P56"/>
      <text:p text:style-name="P57">Spring Data Rest</text:p>
      <text:list xml:id="list142071105" text:style-name="L67">
        <text:list-item>
          <text:p text:style-name="P206">it is used to simpliy Rest Api Controller</text:p>
        </text:list-item>
        <text:list-item>
          <text:p text:style-name="P206">we no need to create Rest Controllers to perform CRUD operations with DB table when we use Spring Data Rest.</text:p>
        </text:list-item>
      </text:list>
      <text:p text:style-name="P57"/>
      <text:p text:style-name="P58">Rest API Exception Handling</text:p>
      <text:list xml:id="list1483952799" text:style-name="L68">
        <text:list-item>
          <text:p text:style-name="P207">Exception means un-expected and un-wanted situation</text:p>
        </text:list-item>
        <text:list-item>
          <text:p text:style-name="P207">Exception will cause abnormal termination of our program</text:p>
        </text:list-item>
        <text:list-item>
          <text:p text:style-name="P207">to achieve graceful ternmination ,we need to handle exceptions in our application.</text:p>
        </text:list-item>
        <text:list-item>
          <text:p text:style-name="P207">In spring boot , we can handle exceptions in 2 ways</text:p>
          <text:list>
            <text:list-item>
              <text:p text:style-name="P207">local exception handling</text:p>
            </text:list-item>
            <text:list-item>
              <text:p text:style-name="P207">global exception handling</text:p>
            </text:list-item>
          </text:list>
        </text:list-item>
      </text:list>
      <text:p text:style-name="P59">Hateos</text:p>
      <text:list xml:id="list3650481341" text:style-name="L69">
        <text:list-item>
          <text:p text:style-name="P208">it is one of the Rest architecture priniciple</text:p>
        </text:list-item>
        <text:list-item>
          <text:p text:style-name="P208">it is used to send response along with hyperlinks for related data</text:p>
        </text:list-item>
      </text:list>
      <text:p text:style-name="P59"/>
      <text:p text:style-name="P60">PUT-&gt;to update complete resource data </text:p>
      <text:p text:style-name="P60">PATCH -&gt; to update particular field in resource.</text:p>
      <text:p text:style-name="P60"/>
      <text:p text:style-name="P61">Spring boot actuators</text:p>
      <text:list xml:id="list2308081932" text:style-name="L70">
        <text:list-item>
          <text:p text:style-name="P209">actuators is one of the feature avaliable in spring boot.</text:p>
        </text:list-item>
        <text:list-item>
          <text:p text:style-name="P209">Actuators are used for providing production ready features for the application</text:p>
        </text:list-item>
        <text:list-item>
          <text:p text:style-name="P209">what is health of our application?</text:p>
        </text:list-item>
        <text:list-item>
          <text:p text:style-name="P209">How many beans loaded by our application?</text:p>
        </text:list-item>
        <text:list-item>
          <text:p text:style-name="P209">What config props loaded by our application?</text:p>
        </text:list-item>
        <text:list-item>
          <text:p text:style-name="P209">What is heap info of our application</text:p>
        </text:list-item>
        <text:list-item>
          <text:p text:style-name="P209">how many threads running our application?</text:p>
        </text:list-item>
        <text:list-item>
          <text:p text:style-name="P209">How many url mappings avaliable in our application?</text:p>
        </text:list-item>
        <text:list-item>
          <text:p text:style-name="P210">Actuators will provide all the above information related to our application.</text:p>
        </text:list-item>
        <text:list-item>
          <text:p text:style-name="P210">To configure actuators in our application spring boot provided below starter (we have to add that in pom.xml file)</text:p>
        </text:list-item>
        <text:list-item>
          <text:p text:style-name="P211">once our application is started we can use below url to see actuators endpoints which are exposed</text:p>
        </text:list-item>
      </text:list>
      <text:p text:style-name="P62">URL: <text:a xlink:type="simple" xlink:href="http://localhost8080/actuator" text:style-name="Internet_20_link" text:visited-style-name="Visited_20_Internet_20_Link">http://localhost8080/actuator</text:a></text:p>
      <text:list xml:id="list3232500287" text:style-name="L71">
        <text:list-item>
          <text:p text:style-name="P212">note: by default /<text:span text:style-name="T16">health endpoint exposed in actuators</text:span></text:p>
        </text:list-item>
        <text:list-item>
          <text:p text:style-name="P213">if you want <text:s/>to expose all endpoints then we will write below property in application.properties file. -&gt; <text:span text:style-name="T17">managment.endpoints.web.exposure.include=*</text:span></text:p>
          <text:list>
            <text:list-item>
              <text:p text:style-name="P213">/<text:span text:style-name="T17">bean – it will give all the beans which are loaded by our application</text:span></text:p>
            </text:list-item>
            <text:list-item>
              <text:p text:style-name="P213">/<text:span text:style-name="T17">mappings – it will give all the url-mappings available in our application</text:span></text:p>
            </text:list-item>
            <text:list-item>
              <text:p text:style-name="P213">/<text:span text:style-name="T17">health – it will give health status of our application</text:span></text:p>
            </text:list-item>
            <text:list-item>
              <text:p text:style-name="P213">/<text:span text:style-name="T17">configProps – it will give config properties loaded by our application</text:span></text:p>
            </text:list-item>
            <text:list-item>
              <text:p text:style-name="P213">/<text:span text:style-name="T17">metrics – it will give metrics of our application</text:span></text:p>
            </text:list-item>
            <text:list-item>
              <text:p text:style-name="P213">/<text:span text:style-name="T17">loggers – it will give loggers configured in our application</text:span></text:p>
            </text:list-item>
            <text:list-item>
              <text:p text:style-name="P213">/<text:span text:style-name="T18">threaddup – it will give all the threads info in our application</text:span></text:p>
            </text:list-item>
            <text:list-item>
              <text:p text:style-name="P213">/<text:span text:style-name="T18">heapdump – it will download heap information in one file</text:span></text:p>
            </text:list-item>
          </text:list>
        </text:list-item>
        <text:list-item>
          <text:p text:style-name="P214">we can execute actuators endpoints using below configurations in application.properties file</text:p>
          <text:list>
            <text:list-item>
              <text:p text:style-name="P215">management.endpoints.web.exposure.exclude=<text:span text:style-name="T19">beans,mappings</text:span></text:p>
            </text:list-item>
            <text:list-item>
              <text:p text:style-name="P215">management.endpoints.web.exposure.include=<text:span text:style-name="T19">*</text:span></text:p>
            </text:list-item>
          </text:list>
        </text:list-item>
        <text:list-item>
          <text:p text:style-name="P216">in actutors we have a special endpoint called /shutdown</text:p>
        </text:list-item>
        <text:list-item>
          <text:p text:style-name="P216">this /stutdown endpoint is binded to http post request</text:p>
          <text:p text:style-name="P216"><text:soft-page-break/>using this endpoint we can stop our application</text:p>
        </text:list-item>
        <text:list-item>
          <text:p text:style-name="P216">we have to enable and expose /shutdown endpoint in our configuration</text:p>
          <text:list>
            <text:list-item>
              <text:p text:style-name="P217">management.endpoint.shutdown.enabled=true</text:p>
            </text:list-item>
          </text:list>
        </text:list-item>
        <text:list-item>
          <text:p text:style-name="P218">in actuator we have a special endpoint called /shutdown</text:p>
        </text:list-item>
        <text:list-item>
          <text:p text:style-name="P218">This /shutdown endpoint is binded to Http POST request</text:p>
        </text:list-item>
        <text:list-item>
          <text:p text:style-name="P218">using this endpoint we can stop our application</text:p>
        </text:list-item>
        <text:list-item>
          <text:p text:style-name="P218">we have to enable and expose /shutdown endpoint <text:s/>in our configuration</text:p>
        </text:list-item>
      </text:list>
      <text:p text:style-name="P63"/>
      <text:p text:style-name="P63"><text:span text:style-name="T20">dependi</text:span>Microservice</text:p>
      <text:p text:style-name="P63"/>
      <text:p text:style-name="P63">what is monolith architecture?</text:p>
      <text:list xml:id="list1820103760" text:style-name="L72">
        <text:list-item>
          <text:p text:style-name="P219">If we develop all the functionalities in single project then <text:s/>it is called as Monolith archiecture based application.</text:p>
        </text:list-item>
        <text:list-item>
          <text:p text:style-name="P219">We will package our application as a jar/war to deploy <text:s/>into server</text:p>
        </text:list-item>
        <text:list-item>
          <text:p text:style-name="P219">As monolith application contains all functionalities, it will become fat jar/war</text:p>
        </text:list-item>
      </text:list>
      <text:p text:style-name="P63"/>
      <text:p text:style-name="P63">Advantage</text:p>
      <text:list xml:id="list25385007" text:style-name="L73">
        <text:list-item>
          <text:p text:style-name="P220">simple to <text:s/>develop</text:p>
        </text:list-item>
        <text:list-item>
          <text:p text:style-name="P220">Everythings <text:s/>is avaliable at once place</text:p>
        </text:list-item>
        <text:list-item>
          <text:p text:style-name="P220">configuration required only once.</text:p>
        </text:list-item>
      </text:list>
      <text:p text:style-name="P63"/>
      <text:p text:style-name="P64">Dis-advantage</text:p>
      <text:list xml:id="list325612289" text:style-name="L74">
        <text:list-item>
          <text:p text:style-name="P221">difficult to maintain</text:p>
        </text:list-item>
        <text:list-item>
          <text:p text:style-name="P221">dependencies among the functionalites</text:p>
        </text:list-item>
        <text:list-item>
          <text:p text:style-name="P221">single point of failure</text:p>
        </text:list-item>
        <text:list-item>
          <text:p text:style-name="P221">entire project deployment</text:p>
        </text:list-item>
      </text:list>
      <text:p text:style-name="P64"/>
      <text:p text:style-name="P65">To overcome the problems <text:s/>of Monolithic,Microservice architecture came into market.</text:p>
      <text:list xml:id="list1589196348" text:style-name="L75">
        <text:list-item>
          <text:p text:style-name="P222">Microservice is not a programming language</text:p>
        </text:list-item>
        <text:list-item>
          <text:p text:style-name="P222">Microservice is not a framework</text:p>
        </text:list-item>
        <text:list-item>
          <text:p text:style-name="P222">microservice is not an API</text:p>
        </text:list-item>
        <text:list-item>
          <text:p text:style-name="P222">Microservice is an architectural design pattern</text:p>
        </text:list-item>
        <text:list-item>
          <text:p text:style-name="P222">Microservice suggestion to develop application functionalities with loosely coupling</text:p>
        </text:list-item>
        <text:list-item>
          <text:p text:style-name="P222">In Microservice architecture we don’t develop all the functionalities in single project. We will divide project functionalities into several Rest api’s</text:p>
        </text:list-item>
        <text:list-item>
          <text:p text:style-name="P222">Note: one Rest api is called as one microservice</text:p>
        </text:list-item>
        <text:list-item>
          <text:p text:style-name="P222">microservice architecture based project means Collection of Rest apis.</text:p>
        </text:list-item>
        <text:list-item>
          <text:p text:style-name="P223">Microservice is not related to only java.Any programming language specific project can use microservice architecture.</text:p>
        </text:list-item>
      </text:list>
      <text:p text:style-name="P67">Advantage</text:p>
      <text:list xml:id="list3074499144" text:style-name="L76">
        <text:list-item>
          <text:p text:style-name="P224">Lossely coupling</text:p>
        </text:list-item>
        <text:list-item>
          <text:p text:style-name="P224">Easy to maitain</text:p>
        </text:list-item>
        <text:list-item>
          <text:p text:style-name="P224">Faster Development</text:p>
        </text:list-item>
        <text:list-item>
          <text:p text:style-name="P224">Quick Development</text:p>
        </text:list-item>
        <text:list-item>
          <text:p text:style-name="P224">Faster Releases</text:p>
        </text:list-item>
        <text:list-item>
          <text:p text:style-name="P224">Less Downtime</text:p>
        </text:list-item>
        <text:list-item>
          <text:p text:style-name="P224">Techology independence (we can develop backend apis with multiple technology</text:p>
        </text:list-item>
      </text:list>
      <text:p text:style-name="P66">Dis-Advantage</text:p>
      <text:list xml:id="list3347423958" text:style-name="L77">
        <text:list-item>
          <text:p text:style-name="P225">Bounded context (Deciding no of services to be created)</text:p>
        </text:list-item>
        <text:list-item>
          <text:p text:style-name="P225">Lot of configuration</text:p>
        </text:list-item>
        <text:list-item>
          <text:p text:style-name="P225">visiblity</text:p>
        </text:list-item>
        <text:list-item>
          <text:p text:style-name="P225">pack of cards</text:p>
        </text:list-item>
      </text:list>
      <text:p text:style-name="P72"><text:soft-page-break/>Microservice Architecture</text:p>
      <text:list xml:id="list1263321117" text:style-name="L78">
        <text:list-item>
          <text:p text:style-name="P226">we dont have any fixed architecture for microservice</text:p>
        </text:list-item>
        <text:list-item>
          <text:p text:style-name="P226">people are customizing microservices architecture accoding to their requirement</text:p>
        </text:list-item>
        <text:list-item>
          <text:p text:style-name="P226">Most of the projects will use below components in microservice architecture</text:p>
        </text:list-item>
        <text:list-item>
          <text:p text:style-name="P226">1.service Registry (Eureka Server)</text:p>
        </text:list-item>
        <text:list-item>
          <text:p text:style-name="P226">2.Service <text:s/>(Rest Api)</text:p>
        </text:list-item>
        <text:list-item>
          <text:p text:style-name="P226">3. Interservice Communication (FeginClient)</text:p>
        </text:list-item>
        <text:list-item>
          <text:p text:style-name="P226">4. Api Gateway (Zulu proxy)</text:p>
        </text:list-item>
      </text:list>
      <text:p text:style-name="P68">Service</text:p>
      <text:list xml:id="list3169380527" text:style-name="L79">
        <text:list-item>
          <text:p text:style-name="P227">service means Rest apis /microservice</text:p>
        </text:list-item>
        <text:list-item>
          <text:p text:style-name="P227">service contains backend <text:s/>business logic</text:p>
        </text:list-item>
        <text:list-item>
          <text:p text:style-name="P227">in the project , some service <text:s/>will interact with DB</text:p>
        </text:list-item>
        <text:list-item>
          <text:p text:style-name="P227">in the project , some services will interact with third party rest api (external communication)</text:p>
        </text:list-item>
        <text:list-item>
          <text:p text:style-name="P227">in the project, some services will interact with another services with in the project</text:p>
        </text:list-item>
        <text:list-item>
          <text:p text:style-name="P227">for inter-service communication we will use feign-client</text:p>
        </text:list-item>
        <text:list-item>
          <text:p text:style-name="P227">to distribute the load,we can run one service with multiple instances (load balancing)</text:p>
        </text:list-item>
        <text:list-item>
          <text:p text:style-name="P227">Note : we will register every service with Service registery.</text:p>
        </text:list-item>
      </text:list>
      <text:p text:style-name="P69">Api gateway</text:p>
      <text:list xml:id="list3747002133" text:style-name="L80">
        <text:list-item>
          <text:p text:style-name="P228">api gateway is used to manage our backend apis of the project.</text:p>
        </text:list-item>
        <text:list-item>
          <text:p text:style-name="P228">Api gateway acts as mediator between the end user and backendapis.</text:p>
        </text:list-item>
        <text:list-item>
          <text:p text:style-name="P228">Api gateway can filter logic to decide request processing</text:p>
        </text:list-item>
        <text:list-item>
          <text:p text:style-name="P228">Api gateway will contain Routing logic (which request should go to which rest api)</text:p>
        </text:list-item>
        <text:list-item>
          <text:p text:style-name="P228">api gateway also will be registered with service registry.</text:p>
        </text:list-item>
      </text:list>
      <text:p text:style-name="P70">Admin server</text:p>
      <text:list xml:id="list694320574" text:style-name="L81">
        <text:list-item>
          <text:p text:style-name="P229">admin server is used to manage all backed apis actuator endpoints at one place</text:p>
        </text:list-item>
        <text:list-item>
          <text:p text:style-name="P229">our backend apis will be registered with admin server</text:p>
        </text:list-item>
        <text:list-item>
          <text:p text:style-name="P229">admin server will provide user interface to monitor apis actuators endpoints.</text:p>
        </text:list-item>
      </text:list>
      <text:p text:style-name="P71">Zipin Server</text:p>
      <text:list xml:id="list1452425442" text:style-name="L82">
        <text:list-item>
          <text:p text:style-name="P230">zipkin server is used for distributed tracing </text:p>
        </text:list-item>
        <text:list-item>
          <text:p text:style-name="P230">using this zipkin,we can monitor which api is taking more time to process our request.</text:p>
        </text:list-item>
      </text:list>
      <text:p text:style-name="P71"/>
      <text:p text:style-name="P73">Load Balancer</text:p>
      <text:list xml:id="list2701610986" text:style-name="L83">
        <text:list-item>
          <text:p text:style-name="P231">LBR is used to Distribute application load to multiple servers to reduce burden</text:p>
        </text:list-item>
        <text:list-item>
          <text:p text:style-name="P231">Note : When we run application on single then it may not handle huge load</text:p>
        </text:list-item>
        <text:list-item>
          <text:p text:style-name="P231">when many requests are coming then our server might crash and app will go down.</text:p>
        </text:list-item>
        <text:list-item>
          <text:p text:style-name="P231">To avoid these problems, we will use load balancer for application execution.</text:p>
        </text:list-item>
        <text:list-item>
          <text:p text:style-name="P231">LBR is used to Distribute application load to multiple servers to reduce burden</text:p>
        </text:list-item>
        <text:list-item>
          <text:p text:style-name="P231">Note : instead of running our application in single server ,we will run our application in multiple servers to reduce burden.</text:p>
        </text:list-item>
      </text:list>
      <text:p text:style-name="P66"/>
      <text:p text:style-name="P74">API GATEWAY</text:p>
      <text:list xml:id="list3558887769" text:style-name="L84">
        <text:list-item>
          <text:p text:style-name="P232">api gateway will act as mediator between client request &amp; backend apis</text:p>
        </text:list-item>
        <text:list-item>
          <text:p text:style-name="P232">api gateway will provide single entrypoint to access our backend apis</text:p>
        </text:list-item>
        <text:list-item>
          <text:p text:style-name="P232">in api gateway we will write mainley below 2 types <text:s/>of logics</text:p>
        </text:list-item>
        <text:list-item>
          <text:p text:style-name="P232">1.fliter 2.routing</text:p>
        </text:list-item>
        <text:list-item>
          <text:p text:style-name="P232">filters are used to execute some logic before request processing and after request processing</text:p>
        </text:list-item>
        <text:list-item>
          <text:p text:style-name="P232">rounting is used to tell which request should go to which rest api</text:p>
        </text:list-item>
        <text:list-item>
          <text:p text:style-name="P232">in spring cloud, we have 2 options to create api gateway</text:p>
        </text:list-item>
        <text:list-item>
          <text:p text:style-name="P232">1.zulu proxy</text:p>
        </text:list-item>
        <text:list-item>
          <text:p text:style-name="P232">2.spring cloud gateway</text:p>
        </text:list-item>
        <text:list-item>
          <text:p text:style-name="P233">Note: zulu proxy is not supported by latest versions of spring boot</text:p>
        </text:list-item>
      </text:list>
      <text:p text:style-name="P75"/>
      <text:p text:style-name="P76"><text:soft-page-break/>Sleuth &amp; Zipkin</text:p>
      <text:list xml:id="list645549896" text:style-name="L85">
        <text:list-item>
          <text:p text:style-name="P234">microservice application means serveral REST APIS will be available</text:p>
        </text:list-item>
        <text:list-item>
          <text:p text:style-name="P234">as part of application execution one Rest Api <text:s/>can communicate another Rest api.</text:p>
        </text:list-item>
        <text:list-item>
          <text:p text:style-name="P234">When <text:s/>wesend request from UI, it will process by multiple rest apis with <text:s/>interservice communication </text:p>
        </text:list-item>
      </text:list>
      <text:p text:style-name="P76"/>
      <text:p text:style-name="P76">How we can understand which rest api is taking more time to process request?</text:p>
      <text:list xml:id="list4219034100" text:style-name="L86">
        <text:list-item>
          <text:p text:style-name="P235">If we add sleuth dependency in Rest <text:s/>api then it <text:span text:style-name="T21">will add span-id <text:s/>and trace-id for log messages</text:span></text:p>
        </text:list-item>
        <text:list-item>
          <text:p text:style-name="P236">for every request once span-id <text:s/>will be generated by sleuth</text:p>
        </text:list-item>
        <text:list-item>
          <text:p text:style-name="P237">if one request is processing multiple REST API then sleuth will use same span-id for REST APIS to generate log message.</text:p>
        </text:list-item>
        <text:list-item>
          <text:p text:style-name="P237">Trace-id is specific <text:s/>to one REST API</text:p>
        </text:list-item>
        <text:list-item>
          <text:p text:style-name="P238">By using span-id and trace-id <text:s/>we can understand <text:s/>which REST Api has taken more time process request </text:p>
        </text:list-item>
        <text:list-item>
          <text:p text:style-name="P238">to monitor span-id and trace-id details we will use ZipKin server</text:p>
        </text:list-item>
        <text:list-item>
          <text:p text:style-name="P238">zipkin server is providing <text:span text:style-name="T22">user interface to monitor all the details</text:span></text:p>
        </text:list-item>
        <text:list-item>
          <text:p text:style-name="P239">Note:The rest apis which are having slueth dependency should register with zipkin server</text:p>
        </text:list-item>
        <text:list-item>
          <text:p text:style-name="P239">Note: by using sleuth and zipkin we achieve distributed log tracing</text:p>
        </text:list-item>
      </text:list>
      <text:p text:style-name="P77"/>
      <text:p text:style-name="P78">Cloud Config Server</text:p>
      <text:list xml:id="list358946525" text:style-name="L87">
        <text:list-item>
          <text:p text:style-name="P240">As of now we are configuring properties in application.properties or application.yml</text:p>
          <text:list>
            <text:list-item>
              <text:p text:style-name="P241">Ex: DB props, smtp props,kafka props, message etc..</text:p>
            </text:list-item>
          </text:list>
        </text:list-item>
        <text:list-item>
          <text:p text:style-name="P240">application.properties or application.yml file will be packaged along with <text:span text:style-name="T23">our application.</text:span></text:p>
        </text:list-item>
        <text:list-item>
          <text:p text:style-name="P242">If we want to make any changes to properties then we have to re-packed <text:s/>our application</text:p>
        </text:list-item>
        <text:list-item>
          <text:p text:style-name="P242">To externalize properties from the application we can use cloud config server.</text:p>
        </text:list-item>
      </text:list>
      <text:p text:style-name="P79"/>
      <text:p text:style-name="P80">Circuit Breaker</text:p>
      <text:list xml:id="list1733446234" text:style-name="L88">
        <text:list-item>
          <text:p text:style-name="P243">circuit breaker is a design pattern in microservice</text:p>
        </text:list-item>
        <text:list-item>
          <text:p text:style-name="P243">circuit breaker is used to implement fault-tolerance <text:s/>system</text:p>
        </text:list-item>
        <text:list-item>
          <text:p text:style-name="P243">fault-tolerance system are also called as reilence system</text:p>
        </text:list-item>
        <text:list-item>
          <text:p text:style-name="P243">fault-tolerance system means when main logic is failed to execute then we should execute fallback logic to process client request</text:p>
        </text:list-item>
      </text:list>
      <text:p text:style-name="P80">Use Case</text:p>
      <text:list xml:id="list3114349161" text:style-name="L89">
        <text:list-item>
          <text:p text:style-name="P244">get data from redis</text:p>
        </text:list-item>
        <text:list-item>
          <text:p text:style-name="P245">Note : i<text:span text:style-name="T24">f redis logic is failing </text:span>for 3 <text:s/>request continously <text:span text:style-name="T24">then we </text:span>execute db logic for 30 mint. After 30 mins re-try for redis logic execution if it is working then execute redis logic only. If 3 re-try executionz failed with reds then execute db logic for next 30 mints.</text:p>
        </text:list-item>
      </text:list>
      <text:p text:style-name="P81"/>
      <text:p text:style-name="P82">Security</text:p>
      <text:list xml:id="list2887383013" text:style-name="L90">
        <text:list-item>
          <text:p text:style-name="P246">security is very important for every web applicatioin</text:p>
        </text:list-item>
        <text:list-item>
          <text:p text:style-name="P246">to protect our application &amp; application data we need toimplement security logic</text:p>
        </text:list-item>
        <text:list-item>
          <text:p text:style-name="P246">spring security concept we can use to secure our web application /REST apis</text:p>
        </text:list-item>
        <text:list-item>
          <text:p text:style-name="P247">To secure our spring boot application we need to add below starter in pom.xml file.</text:p>
        </text:list-item>
        <text:list-item>
          <text:p text:style-name="P247">Note: when we add this dependency in pom.xml file then by default our application will be secured with basic authentication. It will generate random password to access our application.</text:p>
        </text:list-item>
        <text:list-item>
          <text:p text:style-name="P247">Note: Genreated Random Password will be printed on console.</text:p>
        </text:list-item>
      </text:list>
      <text:p text:style-name="P83"/>
      <text:p text:style-name="P83">How to override Spring Security Defult <text:span text:style-name="T25">Credentials</text:span></text:p>
      <text:list xml:id="list1938759716" text:style-name="L91">
        <text:list-item>
          <text:p text:style-name="P248">To override random <text:s/>crendtials we can configure security crendtials in application.properties file or application.yml <text:s/>file like</text:p>
        </text:list-item>
        <text:list-item>
          <text:p text:style-name="P248"><text:soft-page-break/>spring.security.user.name=ashokit</text:p>
        </text:list-item>
        <text:list-item>
          <text:p text:style-name="P248"><text:a xlink:type="simple" xlink:href="mailto:spring.security.user.password%3Dashokit@123" text:style-name="Internet_20_link" text:visited-style-name="Visited_20_Internet_20_Link">spring.security.user.password = ashokit@123</text:a></text:p>
        </text:list-item>
        <text:list-item>
          <text:p text:style-name="P248">After configuring credentials like above, we need to give above crendentials to access our application /api </text:p>
        </text:list-item>
      </text:list>
      <text:p text:style-name="P84">How to secure specific URL Patterns </text:p>
      <text:list xml:id="list1472045321" text:style-name="L92">
        <text:list-item>
          <text:p text:style-name="P249">When <text:s/>we add ‘security-starter’ <text:s/>in pom.xml then it will apply security filter for all the HTTP methods of our application.</text:p>
        </text:list-item>
        <text:list-item>
          <text:p text:style-name="P249">But in reality we need <text:s/>to secure only few methods not all methods </text:p>
        </text:list-item>
        <text:list-item>
          <text:p text:style-name="P249">for example /login-page -&gt; security not required</text:p>
        </text:list-item>
        <text:list-item>
          <text:p text:style-name="P249">/transfer <text:s/>-&gt; security required</text:p>
        </text:list-item>
        <text:list-item>
          <text:p text:style-name="P249">/balance -&gt; security required</text:p>
        </text:list-item>
        <text:list-item>
          <text:p text:style-name="P249">/about-us -&gt;security not required </text:p>
        </text:list-item>
        <text:list-item>
          <text:p text:style-name="P250">in order to achieve above requirement we need to customize security configuration in our project like below.</text:p>
        </text:list-item>
      </text:list>
      <text:p text:style-name="P85"/>
      <text:p text:style-name="P86">Jwt</text:p>
      <text:list xml:id="list1893215295" text:style-name="L93">
        <text:list-item>
          <text:p text:style-name="P251">Jwt stands for json web tokens</text:p>
        </text:list-item>
        <text:list-item>
          <text:p text:style-name="P251">json web tokens are an open , industry standard RFC 7519 method for representing claims securely between two parties.</text:p>
        </text:list-item>
        <text:list-item>
          <text:p text:style-name="P251">Jwt official website : <text:a xlink:type="simple" xlink:href="https://jwt.io/" text:style-name="Internet_20_link" text:visited-style-name="Visited_20_Internet_20_Link">https://jwt.io/</text:a></text:p>
        </text:list-item>
        <text:list-item>
          <text:p text:style-name="P251">jwt contains below 3 parts</text:p>
          <text:list>
            <text:list-item>
              <text:p text:style-name="P251">header</text:p>
            </text:list-item>
            <text:list-item>
              <text:p text:style-name="P251">payload </text:p>
            </text:list-item>
            <text:list-item>
              <text:p text:style-name="P251">signature</text:p>
            </text:list-item>
            <text:list-item>
              <text:p text:style-name="P252">Note : JWT 3 parts will be separated by using dot(.)</text:p>
            </text:list-item>
          </text:list>
        </text:list-item>
      </text:list>
      <text:p text:style-name="P87">Redis Cache Integration</text:p>
      <text:list xml:id="list1264112853" text:style-name="L94">
        <text:list-item>
          <text:p text:style-name="P253">every application will intract with database to store and retrieve data</text:p>
        </text:list-item>
        <text:list-item>
          <text:p text:style-name="P253">in db we will maintain data in tables </text:p>
        </text:list-item>
        <text:list-item>
          <text:p text:style-name="P253">db tables are divided into 2 types</text:p>
        </text:list-item>
        <text:list-item>
          <text:p text:style-name="P253">1.trasactional type</text:p>
        </text:list-item>
        <text:list-item>
          <text:p text:style-name="P253">2.non-trasactional type</text:p>
        </text:list-item>
        <text:list-item>
          <text:p text:style-name="P253">if our application is performaing insert/update / delete operations in table then it is called as transaction table</text:p>
        </text:list-item>
        <text:list-item>
          <text:p text:style-name="P253">if our application is performaing only select operation in the table then it is called as non-trasactional table.</text:p>
        </text:list-item>
      </text:list>
      <text:p text:style-name="P88">What is cache</text:p>
      <text:list xml:id="list3566830301" text:style-name="L95">
        <text:list-item>
          <text:p text:style-name="P254">cache is a memory which is used to store the data in key-value format.</text:p>
        </text:list-item>
        <text:list-item>
          <text:p text:style-name="P254">If our appliation having a requirement to use static data then it is highly recommended to use cache in that application.</text:p>
        </text:list-item>
        <text:list-item>
          <text:p text:style-name="P254">Using cache data we can reduce no.of db calls and we can improve performance of the application.</text:p>
        </text:list-item>
        <text:list-item>
          <text:p text:style-name="P254">If we want to use cache in one applicatioin then we will go for Local cache . Local cache means we will implement with our application</text:p>
        </text:list-item>
        <text:list-item>
          <text:p text:style-name="P254">if we want to use <text:span text:style-name="T26">cache data in several applications then we will go for gobal cache</text:span></text:p>
        </text:list-item>
      </text:list>
      <text:p text:style-name="P89">how to implement cache</text:p>
      <text:list xml:id="list1524517238" text:style-name="L96">
        <text:list-item>
          <text:p text:style-name="P255">once application got started take data from db and store that into cache in the form of key value pair.</text:p>
        </text:list-item>
        <text:list-item>
          <text:p text:style-name="P255">When application needs that data take it from cache memory instead of making db call.</text:p>
        </text:list-item>
        <text:list-item>
          <text:p text:style-name="P255">By using cache memory we can reduce no.of db calls hence application performance will be improved.</text:p>
        </text:list-item>
      </text:list>
      <text:p text:style-name="P89">What is local cache and what is distributed cache?</text:p>
      <text:p text:style-name="P89"/>
      <text:list xml:id="list4184893331" text:style-name="L97">
        <text:list-item>
          <text:p text:style-name="P256"><text:soft-page-break/>If we implement cache with in one application then it called as local cache.</text:p>
        </text:list-item>
        <text:list-item>
          <text:p text:style-name="P256">If we want to use cache data in multiple applications then we should go for distributed cache (Ex: redis cache)</text:p>
        </text:list-item>
      </text:list>
      <text:p text:style-name="P90">What is Redis</text:p>
      <text:list xml:id="list4174150467" text:style-name="L98">
        <text:list-item>
          <text:p text:style-name="P257">redis is an open source cache which is used to store the data in the form key-value pair.</text:p>
        </text:list-item>
        <text:list-item>
          <text:p text:style-name="P257">Multiple application can connect to redis cache to access the data.</text:p>
        </text:list-item>
      </text:list>
      <text:p text:style-name="P90"/>
      <text:p text:style-name="P259">Apache Kafka</text:p>
      <text:list xml:id="list4091923180" text:style-name="L99">
        <text:list-item>
          <text:p text:style-name="P260">apache kafka is <text:s/>a distributed streaming platform</text:p>
        </text:list-item>
        <text:list-item>
          <text:p text:style-name="P260">apache kafka is used to process real time data feeds with high <text:s/>throughput and low latency.</text:p>
          <text:list>
            <text:list-item>
              <text:p text:style-name="P260">Ex: flights data, sensors data, stock data, social media etc.</text:p>
            </text:list-item>
          </text:list>
        </text:list-item>
        <text:list-item>
          <text:p text:style-name="P260">Kafka work based on publisher <text:s/>and subscriber modal</text:p>
        </text:list-item>
      </text:list>
      <text:p text:style-name="P259">Kafka Terminology</text:p>
      <text:list xml:id="list860146868" text:style-name="L100">
        <text:list-item>
          <text:p text:style-name="P261">zookeeper</text:p>
        </text:list-item>
        <text:list-item>
          <text:p text:style-name="P261">kafka server</text:p>
        </text:list-item>
        <text:list-item>
          <text:p text:style-name="P261">kafka topic</text:p>
        </text:list-item>
        <text:list-item>
          <text:p text:style-name="P261">message</text:p>
        </text:list-item>
        <text:list-item>
          <text:p text:style-name="P261">publisher</text:p>
        </text:list-item>
        <text:list-item>
          <text:p text:style-name="P261">subscriber</text:p>
        </text:list-item>
      </text:list>
      <text:p text:style-name="P25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1T17:22:08.324418483</meta:creation-date>
    <dc:date>2025-05-20T19:03:40.534824896</dc:date>
    <meta:editing-duration>P1DT6H25M57S</meta:editing-duration>
    <meta:editing-cycles>189</meta:editing-cycles>
    <meta:generator>LibreOffice/7.3.7.2$Linux_X86_64 LibreOffice_project/30$Build-2</meta:generator>
    <meta:document-statistic meta:table-count="0" meta:image-count="0" meta:object-count="0" meta:page-count="18" meta:paragraph-count="758" meta:word-count="6643" meta:character-count="40632" meta:non-whitespace-character-count="35203"/>
  </office:meta>
</office:document-meta>
</file>